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5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8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0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eA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3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PERÍODO: JAN/2015 a DEZ/2015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string" table:style-name="ce6">
            <text:p>2015-01</text:p>
          </table:table-cell>
          <table:table-cell office:value-type="string" table:style-name="ce6">
            <text:p>2015-02</text:p>
          </table:table-cell>
          <table:table-cell office:value-type="string" table:style-name="ce6">
            <text:p>2015-03</text:p>
          </table:table-cell>
          <table:table-cell office:value-type="string" table:style-name="ce6">
            <text:p>2015-04</text:p>
          </table:table-cell>
          <table:table-cell office:value-type="string" table:style-name="ce6">
            <text:p>2015-05</text:p>
          </table:table-cell>
          <table:table-cell office:value-type="string" table:style-name="ce6">
            <text:p>2015-06</text:p>
          </table:table-cell>
          <table:table-cell office:value-type="string" table:style-name="ce6">
            <text:p>2015-07</text:p>
          </table:table-cell>
          <table:table-cell office:value-type="string" table:style-name="ce6">
            <text:p>2015-08</text:p>
          </table:table-cell>
          <table:table-cell office:value-type="string" table:style-name="ce6">
            <text:p>2015-09</text:p>
          </table:table-cell>
          <table:table-cell office:value-type="string" table:style-name="ce6">
            <text:p>2015-10</text:p>
          </table:table-cell>
          <table:table-cell office:value-type="string" table:style-name="ce6">
            <text:p>2015-11</text:p>
          </table:table-cell>
          <table:table-cell office:value-type="string" table:style-name="ce6">
            <text:p>2015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0.6944444444444" table:style-name="ce8">
            <text:p>80,694</text:p>
          </table:table-cell>
          <table:table-cell office:value-type="float" office:value="100" table:style-name="ce8">
            <text:p>100,000</text:p>
          </table:table-cell>
          <table:table-cell office:value-type="float" office:value="94.4444444444444" table:style-name="ce8">
            <text:p>94,444</text:p>
          </table:table-cell>
          <table:table-cell office:value-type="float" office:value="93.121693121693099" table:style-name="ce8">
            <text:p>93,122</text:p>
          </table:table-cell>
          <table:table-cell office:value-type="float" office:value="86.635220125786205" table:style-name="ce8">
            <text:p>86,635</text:p>
          </table:table-cell>
          <table:table-cell office:value-type="float" office:value="94.680851063829806" table:style-name="ce8">
            <text:p>94,681</text:p>
          </table:table-cell>
          <table:table-cell office:value-type="float" office:value="100" table:style-name="ce8">
            <text:p>100,000</text:p>
          </table:table-cell>
          <table:table-cell office:value-type="float" office:value="78.75" table:style-name="ce8">
            <text:p>78,750</text:p>
          </table:table-cell>
          <table:table-cell office:value-type="float" office:value="84.567901234567898" table:style-name="ce8">
            <text:p>84,568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3.307577738011005" table:style-name="ce8">
            <text:p>93,308</text:p>
          </table:table-cell>
          <table:table-cell office:value-type="float" office:value="82.352085752146493" table:style-name="ce8">
            <text:p>82,352</text:p>
          </table:table-cell>
          <table:table-cell office:value-type="float" office:value="75.192117315156906" table:style-name="ce8">
            <text:p>75,192</text:p>
          </table:table-cell>
          <table:table-cell office:value-type="float" office:value="77.394688821149799" table:style-name="ce8">
            <text:p>77,395</text:p>
          </table:table-cell>
          <table:table-cell office:value-type="float" office:value="75.186935278471907" table:style-name="ce8">
            <text:p>75,187</text:p>
          </table:table-cell>
          <table:table-cell office:value-type="float" office:value="78.674262386668005" table:style-name="ce8">
            <text:p>78,674</text:p>
          </table:table-cell>
          <table:table-cell office:value-type="float" office:value="76.741034809318506" table:style-name="ce8">
            <text:p>76,741</text:p>
          </table:table-cell>
          <table:table-cell office:value-type="float" office:value="82.562452914721206" table:style-name="ce8">
            <text:p>82,562</text:p>
          </table:table-cell>
          <table:table-cell office:value-type="float" office:value="81.544935836458905" table:style-name="ce8">
            <text:p>81,545</text:p>
          </table:table-cell>
          <table:table-cell office:value-type="float" office:value="78.747280139897398" table:style-name="ce8">
            <text:p>78,747</text:p>
          </table:table-cell>
          <table:table-cell office:value-type="float" office:value="76.960132442730895" table:style-name="ce8">
            <text:p>76,960</text:p>
          </table:table-cell>
          <table:table-cell office:value-type="float" office:value="72.876237410656699" table:style-name="ce8">
            <text:p>72,876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6.101707846885304" table:style-name="ce8">
            <text:p>86,102</text:p>
          </table:table-cell>
          <table:table-cell office:value-type="float" office:value="88.1983239227241" table:style-name="ce8">
            <text:p>88,198</text:p>
          </table:table-cell>
          <table:table-cell office:value-type="float" office:value="75.777688919847293" table:style-name="ce8">
            <text:p>75,778</text:p>
          </table:table-cell>
          <table:table-cell office:value-type="float" office:value="79.806373341947605" table:style-name="ce8">
            <text:p>79,806</text:p>
          </table:table-cell>
          <table:table-cell office:value-type="float" office:value="81.930642455288094" table:style-name="ce8">
            <text:p>81,931</text:p>
          </table:table-cell>
          <table:table-cell office:value-type="float" office:value="83.763176610651797" table:style-name="ce8">
            <text:p>83,763</text:p>
          </table:table-cell>
          <table:table-cell office:value-type="float" office:value="83.257375187889707" table:style-name="ce8">
            <text:p>83,257</text:p>
          </table:table-cell>
          <table:table-cell office:value-type="float" office:value="88.912556582219906" table:style-name="ce8">
            <text:p>88,913</text:p>
          </table:table-cell>
          <table:table-cell office:value-type="float" office:value="87.0805651298854" table:style-name="ce8">
            <text:p>87,081</text:p>
          </table:table-cell>
          <table:table-cell office:value-type="float" office:value="87.200272832817603" table:style-name="ce8">
            <text:p>87,200</text:p>
          </table:table-cell>
          <table:table-cell office:value-type="float" office:value="89.875435014166399" table:style-name="ce8">
            <text:p>89,875</text:p>
          </table:table-cell>
          <table:table-cell office:value-type="float" office:value="88.446817868247606" table:style-name="ce8">
            <text:p>88,447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4.991178523017297" table:style-name="ce8">
            <text:p>94,991</text:p>
          </table:table-cell>
          <table:table-cell office:value-type="float" office:value="85.596984340181606" table:style-name="ce8">
            <text:p>85,597</text:p>
          </table:table-cell>
          <table:table-cell office:value-type="float" office:value="80.468054113605007" table:style-name="ce8">
            <text:p>80,468</text:p>
          </table:table-cell>
          <table:table-cell office:value-type="float" office:value="81.035412212634796" table:style-name="ce8">
            <text:p>81,035</text:p>
          </table:table-cell>
          <table:table-cell office:value-type="float" office:value="80.063185737758303" table:style-name="ce8">
            <text:p>80,063</text:p>
          </table:table-cell>
          <table:table-cell office:value-type="float" office:value="80.126951896459403" table:style-name="ce8">
            <text:p>80,127</text:p>
          </table:table-cell>
          <table:table-cell office:value-type="float" office:value="84.121906066672807" table:style-name="ce8">
            <text:p>84,122</text:p>
          </table:table-cell>
          <table:table-cell office:value-type="float" office:value="85.537931919006795" table:style-name="ce8">
            <text:p>85,538</text:p>
          </table:table-cell>
          <table:table-cell office:value-type="float" office:value="84.435293070688502" table:style-name="ce8">
            <text:p>84,435</text:p>
          </table:table-cell>
          <table:table-cell office:value-type="float" office:value="85.913854476084296" table:style-name="ce8">
            <text:p>85,914</text:p>
          </table:table-cell>
          <table:table-cell office:value-type="float" office:value="86.245108441403005" table:style-name="ce8">
            <text:p>86,245</text:p>
          </table:table-cell>
          <table:table-cell office:value-type="float" office:value="85.5724266438759" table:style-name="ce8">
            <text:p>85,572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0.177240478898497" table:style-name="ce8">
            <text:p>80,177</text:p>
          </table:table-cell>
          <table:table-cell office:value-type="float" office:value="69.873640586249394" table:style-name="ce8">
            <text:p>69,874</text:p>
          </table:table-cell>
          <table:table-cell office:value-type="float" office:value="34.511834979824798" table:style-name="ce8">
            <text:p>34,512</text:p>
          </table:table-cell>
          <table:table-cell office:value-type="float" office:value="43.788560342724502" table:style-name="ce8">
            <text:p>43,789</text:p>
          </table:table-cell>
          <table:table-cell office:value-type="float" office:value="44.150044932910497" table:style-name="ce8">
            <text:p>44,150</text:p>
          </table:table-cell>
          <table:table-cell office:value-type="float" office:value="48.407794714479202" table:style-name="ce8">
            <text:p>48,408</text:p>
          </table:table-cell>
          <table:table-cell office:value-type="float" office:value="40.2176159271297" table:style-name="ce8">
            <text:p>40,218</text:p>
          </table:table-cell>
          <table:table-cell office:value-type="float" office:value="48.722699891132798" table:style-name="ce8">
            <text:p>48,723</text:p>
          </table:table-cell>
          <table:table-cell office:value-type="float" office:value="43.534836118092699" table:style-name="ce8">
            <text:p>43,535</text:p>
          </table:table-cell>
          <table:table-cell office:value-type="float" office:value="46.287412222417501" table:style-name="ce8">
            <text:p>46,287</text:p>
          </table:table-cell>
          <table:table-cell office:value-type="float" office:value="51.704172995337899" table:style-name="ce8">
            <text:p>51,704</text:p>
          </table:table-cell>
          <table:table-cell office:value-type="float" office:value="46.100768587696002" table:style-name="ce8">
            <text:p>46,101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63.312387117876597" table:style-name="ce8">
            <text:p>63,312</text:p>
          </table:table-cell>
          <table:table-cell office:value-type="float" office:value="41.381137212720198" table:style-name="ce8">
            <text:p>41,381</text:p>
          </table:table-cell>
          <table:table-cell office:value-type="float" office:value="25.517893349330802" table:style-name="ce8">
            <text:p>25,518</text:p>
          </table:table-cell>
          <table:table-cell office:value-type="float" office:value="41.331823412412803" table:style-name="ce8">
            <text:p>41,332</text:p>
          </table:table-cell>
          <table:table-cell office:value-type="float" office:value="34.334230821865802" table:style-name="ce8">
            <text:p>34,334</text:p>
          </table:table-cell>
          <table:table-cell office:value-type="float" office:value="30.619500572469999" table:style-name="ce8">
            <text:p>30,620</text:p>
          </table:table-cell>
          <table:table-cell office:value-type="float" office:value="14.8831917600459" table:style-name="ce8">
            <text:p>14,883</text:p>
          </table:table-cell>
          <table:table-cell office:value-type="float" office:value="8.8011541220028704" table:style-name="ce8">
            <text:p>8,801</text:p>
          </table:table-cell>
          <table:table-cell office:value-type="float" office:value="21.334859643187901" table:style-name="ce8">
            <text:p>21,335</text:p>
          </table:table-cell>
          <table:table-cell office:value-type="float" office:value="40.137492816384203" table:style-name="ce8">
            <text:p>40,137</text:p>
          </table:table-cell>
          <table:table-cell office:value-type="float" office:value="46.680529931641701" table:style-name="ce8">
            <text:p>46,681</text:p>
          </table:table-cell>
          <table:table-cell office:value-type="float" office:value="46.612996237760797" table:style-name="ce8">
            <text:p>46,613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3.923001949317694" table:style-name="ce8">
            <text:p>73,923</text:p>
          </table:table-cell>
          <table:table-cell office:value-type="float" office:value="72.553707553707596" table:style-name="ce8">
            <text:p>72,554</text:p>
          </table:table-cell>
          <table:table-cell office:value-type="float" office:value="87.706696982224102" table:style-name="ce8">
            <text:p>87,707</text:p>
          </table:table-cell>
          <table:table-cell office:value-type="float" office:value="66.909662821131406" table:style-name="ce8">
            <text:p>66,910</text:p>
          </table:table-cell>
          <table:table-cell office:value-type="float" office:value="85.372340425531902" table:style-name="ce8">
            <text:p>85,372</text:p>
          </table:table-cell>
          <table:table-cell office:value-type="float" office:value="70.001456876456899" table:style-name="ce8">
            <text:p>70,001</text:p>
          </table:table-cell>
          <table:table-cell office:value-type="float" office:value="74.677812608847105" table:style-name="ce8">
            <text:p>74,678</text:p>
          </table:table-cell>
          <table:table-cell office:value-type="float" office:value="78.952504879635697" table:style-name="ce8">
            <text:p>78,953</text:p>
          </table:table-cell>
          <table:table-cell office:value-type="float" office:value="81.6844919786096" table:style-name="ce8">
            <text:p>81,684</text:p>
          </table:table-cell>
          <table:table-cell office:value-type="float" office:value="81.327160493827193" table:style-name="ce8">
            <text:p>81,327</text:p>
          </table:table-cell>
          <table:table-cell office:value-type="float" office:value="74.332898739678399" table:style-name="ce8">
            <text:p>74,333</text:p>
          </table:table-cell>
          <table:table-cell office:value-type="float" office:value="88.610240334378304" table:style-name="ce8">
            <text:p>88,61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62.2457613975998" table:style-name="ce8">
            <text:p>62,246</text:p>
          </table:table-cell>
          <table:table-cell office:value-type="float" office:value="51.851970925056499" table:style-name="ce8">
            <text:p>51,852</text:p>
          </table:table-cell>
          <table:table-cell office:value-type="float" office:value="75.8914831305934" table:style-name="ce8">
            <text:p>75,891</text:p>
          </table:table-cell>
          <table:table-cell office:value-type="float" office:value="74.318676976216494" table:style-name="ce8">
            <text:p>74,319</text:p>
          </table:table-cell>
          <table:table-cell office:value-type="float" office:value="85.6564102310127" table:style-name="ce8">
            <text:p>85,656</text:p>
          </table:table-cell>
          <table:table-cell office:value-type="float" office:value="84.773397816102403" table:style-name="ce8">
            <text:p>84,773</text:p>
          </table:table-cell>
          <table:table-cell office:value-type="float" office:value="81.932465046044797" table:style-name="ce8">
            <text:p>81,932</text:p>
          </table:table-cell>
          <table:table-cell office:value-type="float" office:value="83.8913421351116" table:style-name="ce8">
            <text:p>83,891</text:p>
          </table:table-cell>
          <table:table-cell office:value-type="float" office:value="84.010335638773199" table:style-name="ce8">
            <text:p>84,010</text:p>
          </table:table-cell>
          <table:table-cell office:value-type="float" office:value="79.667017568205196" table:style-name="ce8">
            <text:p>79,667</text:p>
          </table:table-cell>
          <table:table-cell office:value-type="float" office:value="84.150031778370007" table:style-name="ce8">
            <text:p>84,150</text:p>
          </table:table-cell>
          <table:table-cell office:value-type="float" office:value="86.770311361070796" table:style-name="ce8">
            <text:p>86,770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25059307026629701" table:style-name="ce8">
            <text:p>0,251</text:p>
          </table:table-cell>
          <table:table-cell office:value-type="float" office:value="0.47926546261729402" table:style-name="ce8">
            <text:p>0,479</text:p>
          </table:table-cell>
          <table:table-cell office:value-type="float" office:value="0.50951086956521696" table:style-name="ce8">
            <text:p>0,510</text:p>
          </table:table-cell>
          <table:table-cell office:value-type="float" office:value="0.53940203431624401" table:style-name="ce8">
            <text:p>0,539</text:p>
          </table:table-cell>
          <table:table-cell office:value-type="float" office:value="0.462272461644469" table:style-name="ce8">
            <text:p>0,462</text:p>
          </table:table-cell>
          <table:table-cell office:value-type="float" office:value="0.41512833648359798" table:style-name="ce8">
            <text:p>0,415</text:p>
          </table:table-cell>
          <table:table-cell office:value-type="float" office:value="0.46470477841625002" table:style-name="ce8">
            <text:p>0,465</text:p>
          </table:table-cell>
          <table:table-cell office:value-type="float" office:value="0.45191203984056499" table:style-name="ce8">
            <text:p>0,452</text:p>
          </table:table-cell>
          <table:table-cell office:value-type="float" office:value="0.496684173250798" table:style-name="ce8">
            <text:p>0,497</text:p>
          </table:table-cell>
          <table:table-cell office:value-type="float" office:value="0.352851598046316" table:style-name="ce8">
            <text:p>0,353</text:p>
          </table:table-cell>
          <table:table-cell office:value-type="float" office:value="0.47652862909254001" table:style-name="ce8">
            <text:p>0,477</text:p>
          </table:table-cell>
          <table:table-cell office:value-type="float" office:value="0.565888255932395" table:style-name="ce8">
            <text:p>0,56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Índice de Reclamações</text:p>
          </table:table-cell>
          <table:table-cell office:value-type="float" office:value="1.0850074470292901" table:style-name="ce8">
            <text:p>1,085</text:p>
          </table:table-cell>
          <table:table-cell office:value-type="float" office:value="1.4337876790222901" table:style-name="ce8">
            <text:p>1,434</text:p>
          </table:table-cell>
          <table:table-cell office:value-type="float" office:value="2.2625123745148001" table:style-name="ce8">
            <text:p>2,263</text:p>
          </table:table-cell>
          <table:table-cell office:value-type="float" office:value="2.1193452266252599" table:style-name="ce8">
            <text:p>2,119</text:p>
          </table:table-cell>
          <table:table-cell office:value-type="float" office:value="2.2628492068993298" table:style-name="ce8">
            <text:p>2,263</text:p>
          </table:table-cell>
          <table:table-cell office:value-type="float" office:value="2.0361729448665802" table:style-name="ce8">
            <text:p>2,036</text:p>
          </table:table-cell>
          <table:table-cell office:value-type="float" office:value="2.1618327373942998" table:style-name="ce8">
            <text:p>2,162</text:p>
          </table:table-cell>
          <table:table-cell office:value-type="float" office:value="1.7834405605431201" table:style-name="ce8">
            <text:p>1,783</text:p>
          </table:table-cell>
          <table:table-cell office:value-type="float" office:value="1.8495791706301701" table:style-name="ce8">
            <text:p>1,850</text:p>
          </table:table-cell>
          <table:table-cell office:value-type="float" office:value="2.0314267909066701" table:style-name="ce8">
            <text:p>2,031</text:p>
          </table:table-cell>
          <table:table-cell office:value-type="float" office:value="2.1475913912224902" table:style-name="ce8">
            <text:p>2,148</text:p>
          </table:table-cell>
          <table:table-cell office:value-type="float" office:value="2.4130445683073098" table:style-name="ce8">
            <text:p>2,41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Índice de Reclamações</text:p>
          </table:table-cell>
          <table:table-cell office:value-type="float" office:value="1.55338898995245" table:style-name="ce8">
            <text:p>1,553</text:p>
          </table:table-cell>
          <table:table-cell office:value-type="float" office:value="1.4171089450229399" table:style-name="ce8">
            <text:p>1,417</text:p>
          </table:table-cell>
          <table:table-cell office:value-type="float" office:value="2.2244502202099299" table:style-name="ce8">
            <text:p>2,224</text:p>
          </table:table-cell>
          <table:table-cell office:value-type="float" office:value="1.96258573277341" table:style-name="ce8">
            <text:p>1,963</text:p>
          </table:table-cell>
          <table:table-cell office:value-type="float" office:value="1.82450824040627" table:style-name="ce8">
            <text:p>1,825</text:p>
          </table:table-cell>
          <table:table-cell office:value-type="float" office:value="1.70539352030763" table:style-name="ce8">
            <text:p>1,705</text:p>
          </table:table-cell>
          <table:table-cell office:value-type="float" office:value="1.7382706127871701" table:style-name="ce8">
            <text:p>1,738</text:p>
          </table:table-cell>
          <table:table-cell office:value-type="float" office:value="1.3706838221557101" table:style-name="ce8">
            <text:p>1,371</text:p>
          </table:table-cell>
          <table:table-cell office:value-type="float" office:value="1.4897632665574501" table:style-name="ce8">
            <text:p>1,490</text:p>
          </table:table-cell>
          <table:table-cell office:value-type="float" office:value="1.48198226586685" table:style-name="ce8">
            <text:p>1,482</text:p>
          </table:table-cell>
          <table:table-cell office:value-type="float" office:value="1.3080967240791801" table:style-name="ce8">
            <text:p>1,308</text:p>
          </table:table-cell>
          <table:table-cell office:value-type="float" office:value="1.4009568385639" table:style-name="ce8">
            <text:p>1,40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0.97557339600387605" table:style-name="ce8">
            <text:p>0,976</text:p>
          </table:table-cell>
          <table:table-cell office:value-type="float" office:value="1.0941905258162701" table:style-name="ce8">
            <text:p>1,094</text:p>
          </table:table-cell>
          <table:table-cell office:value-type="float" office:value="1.5263453445889299" table:style-name="ce8">
            <text:p>1,526</text:p>
          </table:table-cell>
          <table:table-cell office:value-type="float" office:value="1.4962916208675701" table:style-name="ce8">
            <text:p>1,496</text:p>
          </table:table-cell>
          <table:table-cell office:value-type="float" office:value="1.60773706284818" table:style-name="ce8">
            <text:p>1,608</text:p>
          </table:table-cell>
          <table:table-cell office:value-type="float" office:value="1.5817132069553099" table:style-name="ce8">
            <text:p>1,582</text:p>
          </table:table-cell>
          <table:table-cell office:value-type="float" office:value="1.6820761056662701" table:style-name="ce8">
            <text:p>1,682</text:p>
          </table:table-cell>
          <table:table-cell office:value-type="float" office:value="1.59003442526456" table:style-name="ce8">
            <text:p>1,590</text:p>
          </table:table-cell>
          <table:table-cell office:value-type="float" office:value="1.66170595040525" table:style-name="ce8">
            <text:p>1,662</text:p>
          </table:table-cell>
          <table:table-cell office:value-type="float" office:value="1.5655994590545199" table:style-name="ce8">
            <text:p>1,566</text:p>
          </table:table-cell>
          <table:table-cell office:value-type="float" office:value="1.5440679513088" table:style-name="ce8">
            <text:p>1,544</text:p>
          </table:table-cell>
          <table:table-cell office:value-type="float" office:value="1.5877922681480701" table:style-name="ce8">
            <text:p>1,58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1.93847936887159" table:style-name="ce8">
            <text:p>1,938</text:p>
          </table:table-cell>
          <table:table-cell office:value-type="float" office:value="2.6082133618937902" table:style-name="ce8">
            <text:p>2,608</text:p>
          </table:table-cell>
          <table:table-cell office:value-type="float" office:value="4.9067307263113902" table:style-name="ce8">
            <text:p>4,907</text:p>
          </table:table-cell>
          <table:table-cell office:value-type="float" office:value="4.3037435777229103" table:style-name="ce8">
            <text:p>4,304</text:p>
          </table:table-cell>
          <table:table-cell office:value-type="float" office:value="4.2802470793608203" table:style-name="ce8">
            <text:p>4,280</text:p>
          </table:table-cell>
          <table:table-cell office:value-type="float" office:value="4.0034933435588496" table:style-name="ce8">
            <text:p>4,003</text:p>
          </table:table-cell>
          <table:table-cell office:value-type="float" office:value="4.2040555280035203" table:style-name="ce8">
            <text:p>4,204</text:p>
          </table:table-cell>
          <table:table-cell office:value-type="float" office:value="3.9830245070763701" table:style-name="ce8">
            <text:p>3,983</text:p>
          </table:table-cell>
          <table:table-cell office:value-type="float" office:value="4.3202356523239702" table:style-name="ce8">
            <text:p>4,320</text:p>
          </table:table-cell>
          <table:table-cell office:value-type="float" office:value="4.1413182055428601" table:style-name="ce8">
            <text:p>4,141</text:p>
          </table:table-cell>
          <table:table-cell office:value-type="float" office:value="3.7892287553030402" table:style-name="ce8">
            <text:p>3,789</text:p>
          </table:table-cell>
          <table:table-cell office:value-type="float" office:value="4.1534500417997604" table:style-name="ce8">
            <text:p>4,15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2.3809312960604698" table:style-name="ce8">
            <text:p>2,381</text:p>
          </table:table-cell>
          <table:table-cell office:value-type="float" office:value="3.9095088680584298" table:style-name="ce8">
            <text:p>3,910</text:p>
          </table:table-cell>
          <table:table-cell office:value-type="float" office:value="4.9853525142797999" table:style-name="ce8">
            <text:p>4,985</text:p>
          </table:table-cell>
          <table:table-cell office:value-type="float" office:value="3.9916515482303701" table:style-name="ce8">
            <text:p>3,992</text:p>
          </table:table-cell>
          <table:table-cell office:value-type="float" office:value="3.97616721488063" table:style-name="ce8">
            <text:p>3,976</text:p>
          </table:table-cell>
          <table:table-cell office:value-type="float" office:value="4.5911358414541699" table:style-name="ce8">
            <text:p>4,591</text:p>
          </table:table-cell>
          <table:table-cell office:value-type="float" office:value="5.2194894328132504" table:style-name="ce8">
            <text:p>5,219</text:p>
          </table:table-cell>
          <table:table-cell office:value-type="float" office:value="5.5372081663922996" table:style-name="ce8">
            <text:p>5,537</text:p>
          </table:table-cell>
          <table:table-cell office:value-type="float" office:value="4.8830290453734202" table:style-name="ce8">
            <text:p>4,883</text:p>
          </table:table-cell>
          <table:table-cell office:value-type="float" office:value="4.0950683624580799" table:style-name="ce8">
            <text:p>4,095</text:p>
          </table:table-cell>
          <table:table-cell office:value-type="float" office:value="3.7308441824769698" table:style-name="ce8">
            <text:p>3,731</text:p>
          </table:table-cell>
          <table:table-cell office:value-type="float" office:value="3.7498955249789399" table:style-name="ce8">
            <text:p>3,75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Índice de Reclamações</text:p>
          </table:table-cell>
          <table:table-cell office:value-type="float" office:value="0.29355356374026398" table:style-name="ce8">
            <text:p>0,294</text:p>
          </table:table-cell>
          <table:table-cell office:value-type="float" office:value="0.261472087854622" table:style-name="ce8">
            <text:p>0,261</text:p>
          </table:table-cell>
          <table:table-cell office:value-type="float" office:value="0.40544340467829398" table:style-name="ce8">
            <text:p>0,405</text:p>
          </table:table-cell>
          <table:table-cell office:value-type="float" office:value="0.23544030607239799" table:style-name="ce8">
            <text:p>0,235</text:p>
          </table:table-cell>
          <table:table-cell office:value-type="float" office:value="0.31464680895694602" table:style-name="ce8">
            <text:p>0,315</text:p>
          </table:table-cell>
          <table:table-cell office:value-type="float" office:value="0.36956622164734099" table:style-name="ce8">
            <text:p>0,370</text:p>
          </table:table-cell>
          <table:table-cell office:value-type="float" office:value="0.43813936814992299" table:style-name="ce8">
            <text:p>0,438</text:p>
          </table:table-cell>
          <table:table-cell office:value-type="float" office:value="0.386651200618642" table:style-name="ce8">
            <text:p>0,387</text:p>
          </table:table-cell>
          <table:table-cell office:value-type="float" office:value="0.36737692872887601" table:style-name="ce8">
            <text:p>0,367</text:p>
          </table:table-cell>
          <table:table-cell office:value-type="float" office:value="0.34819390531705002" table:style-name="ce8">
            <text:p>0,348</text:p>
          </table:table-cell>
          <table:table-cell office:value-type="float" office:value="0.422761477974127" table:style-name="ce8">
            <text:p>0,423</text:p>
          </table:table-cell>
          <table:table-cell office:value-type="float" office:value="0.36762775064334902" table:style-name="ce8">
            <text:p>0,36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2.3373366988920199" table:style-name="ce8">
            <text:p>2,337</text:p>
          </table:table-cell>
          <table:table-cell office:value-type="float" office:value="2.1780466724287" table:style-name="ce8">
            <text:p>2,178</text:p>
          </table:table-cell>
          <table:table-cell office:value-type="float" office:value="2.21705359651143" table:style-name="ce8">
            <text:p>2,217</text:p>
          </table:table-cell>
          <table:table-cell office:value-type="float" office:value="1.9593285950549799" table:style-name="ce8">
            <text:p>1,959</text:p>
          </table:table-cell>
          <table:table-cell office:value-type="float" office:value="1.5823333349841799" table:style-name="ce8">
            <text:p>1,582</text:p>
          </table:table-cell>
          <table:table-cell office:value-type="float" office:value="1.63972914195334" table:style-name="ce8">
            <text:p>1,640</text:p>
          </table:table-cell>
          <table:table-cell office:value-type="float" office:value="1.8243897720070901" table:style-name="ce8">
            <text:p>1,824</text:p>
          </table:table-cell>
          <table:table-cell office:value-type="float" office:value="1.5662331097695299" table:style-name="ce8">
            <text:p>1,566</text:p>
          </table:table-cell>
          <table:table-cell office:value-type="float" office:value="1.68932818347974" table:style-name="ce8">
            <text:p>1,689</text:p>
          </table:table-cell>
          <table:table-cell office:value-type="float" office:value="1.97164385806666" table:style-name="ce8">
            <text:p>1,972</text:p>
          </table:table-cell>
          <table:table-cell office:value-type="float" office:value="1.68024793440595" table:style-name="ce8">
            <text:p>1,680</text:p>
          </table:table-cell>
          <table:table-cell office:value-type="float" office:value="1.5099297615303999" table:style-name="ce8">
            <text:p>1,510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19716" table:style-name="ce11">
            <text:p>119.716</text:p>
          </table:table-cell>
          <table:table-cell office:value-type="float" office:value="118932" table:style-name="ce11">
            <text:p>118.932</text:p>
          </table:table-cell>
          <table:table-cell office:value-type="float" office:value="117760" table:style-name="ce11">
            <text:p>117.760</text:p>
          </table:table-cell>
          <table:table-cell office:value-type="float" office:value="116796" table:style-name="ce11">
            <text:p>116.796</text:p>
          </table:table-cell>
          <table:table-cell office:value-type="float" office:value="114651" table:style-name="ce11">
            <text:p>114.651</text:p>
          </table:table-cell>
          <table:table-cell office:value-type="float" office:value="113218" table:style-name="ce11">
            <text:p>113.218</text:p>
          </table:table-cell>
          <table:table-cell office:value-type="float" office:value="111899" table:style-name="ce11">
            <text:p>111.899</text:p>
          </table:table-cell>
          <table:table-cell office:value-type="float" office:value="110641" table:style-name="ce11">
            <text:p>110.641</text:p>
          </table:table-cell>
          <table:table-cell office:value-type="float" office:value="108721" table:style-name="ce11">
            <text:p>108.721</text:p>
          </table:table-cell>
          <table:table-cell office:value-type="float" office:value="107694" table:style-name="ce11">
            <text:p>107.694</text:p>
          </table:table-cell>
          <table:table-cell office:value-type="float" office:value="107024" table:style-name="ce11">
            <text:p>107.024</text:p>
          </table:table-cell>
          <table:table-cell office:value-type="float" office:value="106028" table:style-name="ce11">
            <text:p>106.02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3377857" table:style-name="ce11">
            <text:p>3.377.857</text:p>
          </table:table-cell>
          <table:table-cell office:value-type="float" office:value="3355448" table:style-name="ce11">
            <text:p>3.355.448</text:p>
          </table:table-cell>
          <table:table-cell office:value-type="float" office:value="3347606" table:style-name="ce11">
            <text:p>3.347.606</text:p>
          </table:table-cell>
          <table:table-cell office:value-type="float" office:value="3269406" table:style-name="ce11">
            <text:p>3.269.406</text:p>
          </table:table-cell>
          <table:table-cell office:value-type="float" office:value="3217183" table:style-name="ce11">
            <text:p>3.217.183</text:p>
          </table:table-cell>
          <table:table-cell office:value-type="float" office:value="3157885" table:style-name="ce11">
            <text:p>3.157.885</text:p>
          </table:table-cell>
          <table:table-cell office:value-type="float" office:value="3124201" table:style-name="ce11">
            <text:p>3.124.201</text:p>
          </table:table-cell>
          <table:table-cell office:value-type="float" office:value="3095141" table:style-name="ce11">
            <text:p>3.095.141</text:p>
          </table:table-cell>
          <table:table-cell office:value-type="float" office:value="3043395" table:style-name="ce11">
            <text:p>3.043.395</text:p>
          </table:table-cell>
          <table:table-cell office:value-type="float" office:value="2959004" table:style-name="ce11">
            <text:p>2.959.004</text:p>
          </table:table-cell>
          <table:table-cell office:value-type="float" office:value="2845979" table:style-name="ce11">
            <text:p>2.845.979</text:p>
          </table:table-cell>
          <table:table-cell office:value-type="float" office:value="2732233" table:style-name="ce11">
            <text:p>2.732.23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899324" table:style-name="ce11">
            <text:p>899.324</text:p>
          </table:table-cell>
          <table:table-cell office:value-type="float" office:value="916655" table:style-name="ce11">
            <text:p>916.655</text:p>
          </table:table-cell>
          <table:table-cell office:value-type="float" office:value="939558" table:style-name="ce11">
            <text:p>939.558</text:p>
          </table:table-cell>
          <table:table-cell office:value-type="float" office:value="958939" table:style-name="ce11">
            <text:p>958.939</text:p>
          </table:table-cell>
          <table:table-cell office:value-type="float" office:value="979442" table:style-name="ce11">
            <text:p>979.442</text:p>
          </table:table-cell>
          <table:table-cell office:value-type="float" office:value="996251" table:style-name="ce11">
            <text:p>996.251</text:p>
          </table:table-cell>
          <table:table-cell office:value-type="float" office:value="1015377" table:style-name="ce11">
            <text:p>1.015.377</text:p>
          </table:table-cell>
          <table:table-cell office:value-type="float" office:value="1033061" table:style-name="ce11">
            <text:p>1.033.061</text:p>
          </table:table-cell>
          <table:table-cell office:value-type="float" office:value="1043790" table:style-name="ce11">
            <text:p>1.043.790</text:p>
          </table:table-cell>
          <table:table-cell office:value-type="float" office:value="1047246" table:style-name="ce11">
            <text:p>1.047.246</text:p>
          </table:table-cell>
          <table:table-cell office:value-type="float" office:value="1038914" table:style-name="ce11">
            <text:p>1.038.914</text:p>
          </table:table-cell>
          <table:table-cell office:value-type="float" office:value="1002886" table:style-name="ce11">
            <text:p>1.002.88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842130" table:style-name="ce11">
            <text:p>6.842.130</text:p>
          </table:table-cell>
          <table:table-cell office:value-type="float" office:value="6878144" table:style-name="ce11">
            <text:p>6.878.144</text:p>
          </table:table-cell>
          <table:table-cell office:value-type="float" office:value="6923728" table:style-name="ce11">
            <text:p>6.923.728</text:p>
          </table:table-cell>
          <table:table-cell office:value-type="float" office:value="6955195" table:style-name="ce11">
            <text:p>6.955.195</text:p>
          </table:table-cell>
          <table:table-cell office:value-type="float" office:value="6986217" table:style-name="ce11">
            <text:p>6.986.217</text:p>
          </table:table-cell>
          <table:table-cell office:value-type="float" office:value="7000637" table:style-name="ce11">
            <text:p>7.000.637</text:p>
          </table:table-cell>
          <table:table-cell office:value-type="float" office:value="7037137" table:style-name="ce11">
            <text:p>7.037.137</text:p>
          </table:table-cell>
          <table:table-cell office:value-type="float" office:value="7063998" table:style-name="ce11">
            <text:p>7.063.998</text:p>
          </table:table-cell>
          <table:table-cell office:value-type="float" office:value="7089702" table:style-name="ce11">
            <text:p>7.089.702</text:p>
          </table:table-cell>
          <table:table-cell office:value-type="float" office:value="7128260" table:style-name="ce11">
            <text:p>7.128.260</text:p>
          </table:table-cell>
          <table:table-cell office:value-type="float" office:value="7143468" table:style-name="ce11">
            <text:p>7.143.468</text:p>
          </table:table-cell>
          <table:table-cell office:value-type="float" office:value="7165295" table:style-name="ce11">
            <text:p>7.165.29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264909" table:style-name="ce11">
            <text:p>1.264.909</text:p>
          </table:table-cell>
          <table:table-cell office:value-type="float" office:value="1254882" table:style-name="ce11">
            <text:p>1.254.882</text:p>
          </table:table-cell>
          <table:table-cell office:value-type="float" office:value="1232185" table:style-name="ce11">
            <text:p>1.232.185</text:p>
          </table:table-cell>
          <table:table-cell office:value-type="float" office:value="1207321" table:style-name="ce11">
            <text:p>1.207.321</text:p>
          </table:table-cell>
          <table:table-cell office:value-type="float" office:value="1191520" table:style-name="ce11">
            <text:p>1.191.520</text:p>
          </table:table-cell>
          <table:table-cell office:value-type="float" office:value="1183966" table:style-name="ce11">
            <text:p>1.183.966</text:p>
          </table:table-cell>
          <table:table-cell office:value-type="float" office:value="1183619" table:style-name="ce11">
            <text:p>1.183.619</text:p>
          </table:table-cell>
          <table:table-cell office:value-type="float" office:value="1180761" table:style-name="ce11">
            <text:p>1.180.761</text:p>
          </table:table-cell>
          <table:table-cell office:value-type="float" office:value="1170538" table:style-name="ce11">
            <text:p>1.170.538</text:p>
          </table:table-cell>
          <table:table-cell office:value-type="float" office:value="1168710" table:style-name="ce11">
            <text:p>1.168.710</text:p>
          </table:table-cell>
          <table:table-cell office:value-type="float" office:value="1167256" table:style-name="ce11">
            <text:p>1.167.256</text:p>
          </table:table-cell>
          <table:table-cell office:value-type="float" office:value="1168667" table:style-name="ce11">
            <text:p>1.168.66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5646110" table:style-name="ce11">
            <text:p>5.646.110</text:p>
          </table:table-cell>
          <table:table-cell office:value-type="float" office:value="5682811" table:style-name="ce11">
            <text:p>5.682.811</text:p>
          </table:table-cell>
          <table:table-cell office:value-type="float" office:value="5684252" table:style-name="ce11">
            <text:p>5.684.252</text:p>
          </table:table-cell>
          <table:table-cell office:value-type="float" office:value="5723696" table:style-name="ce11">
            <text:p>5.723.696</text:p>
          </table:table-cell>
          <table:table-cell office:value-type="float" office:value="5698201" table:style-name="ce11">
            <text:p>5.698.201</text:p>
          </table:table-cell>
          <table:table-cell office:value-type="float" office:value="5654592" table:style-name="ce11">
            <text:p>5.654.592</text:p>
          </table:table-cell>
          <table:table-cell office:value-type="float" office:value="5670478" table:style-name="ce11">
            <text:p>5.670.478</text:p>
          </table:table-cell>
          <table:table-cell office:value-type="float" office:value="5607519" table:style-name="ce11">
            <text:p>5.607.519</text:p>
          </table:table-cell>
          <table:table-cell office:value-type="float" office:value="5537956" table:style-name="ce11">
            <text:p>5.537.956</text:p>
          </table:table-cell>
          <table:table-cell office:value-type="float" office:value="5479762" table:style-name="ce11">
            <text:p>5.479.762</text:p>
          </table:table-cell>
          <table:table-cell office:value-type="float" office:value="5412716" table:style-name="ce11">
            <text:p>5.412.716</text:p>
          </table:table-cell>
          <table:table-cell office:value-type="float" office:value="5443885" table:style-name="ce11">
            <text:p>5.443.88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3294" table:style-name="ce11">
            <text:p>153.294</text:p>
          </table:table-cell>
          <table:table-cell office:value-type="float" office:value="152980" table:style-name="ce11">
            <text:p>152.980</text:p>
          </table:table-cell>
          <table:table-cell office:value-type="float" office:value="152919" table:style-name="ce11">
            <text:p>152.919</text:p>
          </table:table-cell>
          <table:table-cell office:value-type="float" office:value="152905" table:style-name="ce11">
            <text:p>152.905</text:p>
          </table:table-cell>
          <table:table-cell office:value-type="float" office:value="152552" table:style-name="ce11">
            <text:p>152.552</text:p>
          </table:table-cell>
          <table:table-cell office:value-type="float" office:value="151529" table:style-name="ce11">
            <text:p>151.529</text:p>
          </table:table-cell>
          <table:table-cell office:value-type="float" office:value="150637" table:style-name="ce11">
            <text:p>150.637</text:p>
          </table:table-cell>
          <table:table-cell office:value-type="float" office:value="150006" table:style-name="ce11">
            <text:p>150.006</text:p>
          </table:table-cell>
          <table:table-cell office:value-type="float" office:value="149710" table:style-name="ce11">
            <text:p>149.710</text:p>
          </table:table-cell>
          <table:table-cell office:value-type="float" office:value="155086" table:style-name="ce11">
            <text:p>155.086</text:p>
          </table:table-cell>
          <table:table-cell office:value-type="float" office:value="153751" table:style-name="ce11">
            <text:p>153.751</text:p>
          </table:table-cell>
          <table:table-cell office:value-type="float" office:value="152328" table:style-name="ce11">
            <text:p>152.32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76097" table:style-name="ce11">
            <text:p>776.097</text:p>
          </table:table-cell>
          <table:table-cell office:value-type="float" office:value="780975" table:style-name="ce11">
            <text:p>780.975</text:p>
          </table:table-cell>
          <table:table-cell office:value-type="float" office:value="790238" table:style-name="ce11">
            <text:p>790.238</text:p>
          </table:table-cell>
          <table:table-cell office:value-type="float" office:value="798743" table:style-name="ce11">
            <text:p>798.743</text:p>
          </table:table-cell>
          <table:table-cell office:value-type="float" office:value="807668" table:style-name="ce11">
            <text:p>807.668</text:p>
          </table:table-cell>
          <table:table-cell office:value-type="float" office:value="809280" table:style-name="ce11">
            <text:p>809.280</text:p>
          </table:table-cell>
          <table:table-cell office:value-type="float" office:value="806297" table:style-name="ce11">
            <text:p>806.297</text:p>
          </table:table-cell>
          <table:table-cell office:value-type="float" office:value="803201" table:style-name="ce11">
            <text:p>803.201</text:p>
          </table:table-cell>
          <table:table-cell office:value-type="float" office:value="802094" table:style-name="ce11">
            <text:p>802.094</text:p>
          </table:table-cell>
          <table:table-cell office:value-type="float" office:value="799333" table:style-name="ce11">
            <text:p>799.333</text:p>
          </table:table-cell>
          <table:table-cell office:value-type="float" office:value="792145" table:style-name="ce11">
            <text:p>792.145</text:p>
          </table:table-cell>
          <table:table-cell office:value-type="float" office:value="785467" table:style-name="ce11">
            <text:p>785.467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reabertas</text:p>
          </table:table-cell>
          <table:table-cell office:value-type="float" office:value="288" table:style-name="ce11">
            <text:p>288</text:p>
          </table:table-cell>
          <table:table-cell office:value-type="float" office:value="430" table:style-name="ce11">
            <text:p>430</text:p>
          </table:table-cell>
          <table:table-cell office:value-type="float" office:value="604" table:style-name="ce11">
            <text:p>604</text:p>
          </table:table-cell>
          <table:table-cell office:value-type="float" office:value="429" table:style-name="ce11">
            <text:p>429</text:p>
          </table:table-cell>
          <table:table-cell office:value-type="float" office:value="526" table:style-name="ce11">
            <text:p>526</text:p>
          </table:table-cell>
          <table:table-cell office:value-type="float" office:value="467" table:style-name="ce11">
            <text:p>467</text:p>
          </table:table-cell>
          <table:table-cell office:value-type="float" office:value="458" table:style-name="ce11">
            <text:p>458</text:p>
          </table:table-cell>
          <table:table-cell office:value-type="float" office:value="338" table:style-name="ce11">
            <text:p>338</text:p>
          </table:table-cell>
          <table:table-cell office:value-type="float" office:value="176" table:style-name="ce11">
            <text:p>176</text:p>
          </table:table-cell>
          <table:table-cell office:value-type="float" office:value="232" table:style-name="ce11">
            <text:p>232</text:p>
          </table:table-cell>
          <table:table-cell office:value-type="float" office:value="289" table:style-name="ce11">
            <text:p>289</text:p>
          </table:table-cell>
          <table:table-cell office:value-type="float" office:value="414" table:style-name="ce11">
            <text:p>41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abertas</text:p>
          </table:table-cell>
          <table:table-cell office:value-type="float" office:value="88" table:style-name="ce11">
            <text:p>88</text:p>
          </table:table-cell>
          <table:table-cell office:value-type="float" office:value="89" table:style-name="ce11">
            <text:p>89</text:p>
          </table:table-cell>
          <table:table-cell office:value-type="float" office:value="134" table:style-name="ce11">
            <text:p>134</text:p>
          </table:table-cell>
          <table:table-cell office:value-type="float" office:value="107" table:style-name="ce11">
            <text:p>107</text:p>
          </table:table-cell>
          <table:table-cell office:value-type="float" office:value="119" table:style-name="ce11">
            <text:p>119</text:p>
          </table:table-cell>
          <table:table-cell office:value-type="float" office:value="93" table:style-name="ce11">
            <text:p>93</text:p>
          </table:table-cell>
          <table:table-cell office:value-type="float" office:value="77" table:style-name="ce11">
            <text:p>77</text:p>
          </table:table-cell>
          <table:table-cell office:value-type="float" office:value="60" table:style-name="ce11">
            <text:p>60</text:p>
          </table:table-cell>
          <table:table-cell office:value-type="float" office:value="61" table:style-name="ce11">
            <text:p>61</text:p>
          </table:table-cell>
          <table:table-cell office:value-type="float" office:value="70" table:style-name="ce11">
            <text:p>70</text:p>
          </table:table-cell>
          <table:table-cell office:value-type="float" office:value="41" table:style-name="ce11">
            <text:p>41</text:p>
          </table:table-cell>
          <table:table-cell office:value-type="float" office:value="56" table:style-name="ce11">
            <text:p>5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office:value-type="float" office:value="482" table:style-name="ce11">
            <text:p>482</text:p>
          </table:table-cell>
          <table:table-cell office:value-type="float" office:value="581" table:style-name="ce11">
            <text:p>581</text:p>
          </table:table-cell>
          <table:table-cell office:value-type="float" office:value="824" table:style-name="ce11">
            <text:p>824</text:p>
          </table:table-cell>
          <table:table-cell office:value-type="float" office:value="803" table:style-name="ce11">
            <text:p>803</text:p>
          </table:table-cell>
          <table:table-cell office:value-type="float" office:value="871" table:style-name="ce11">
            <text:p>871</text:p>
          </table:table-cell>
          <table:table-cell office:value-type="float" office:value="834" table:style-name="ce11">
            <text:p>834</text:p>
          </table:table-cell>
          <table:table-cell office:value-type="float" office:value="906" table:style-name="ce11">
            <text:p>906</text:p>
          </table:table-cell>
          <table:table-cell office:value-type="float" office:value="804" table:style-name="ce11">
            <text:p>804</text:p>
          </table:table-cell>
          <table:table-cell office:value-type="float" office:value="661" table:style-name="ce11">
            <text:p>661</text:p>
          </table:table-cell>
          <table:table-cell office:value-type="float" office:value="682" table:style-name="ce11">
            <text:p>682</text:p>
          </table:table-cell>
          <table:table-cell office:value-type="float" office:value="651" table:style-name="ce11">
            <text:p>651</text:p>
          </table:table-cell>
          <table:table-cell office:value-type="float" office:value="753" table:style-name="ce11">
            <text:p>75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190" table:style-name="ce11">
            <text:p>190</text:p>
          </table:table-cell>
          <table:table-cell office:value-type="float" office:value="234" table:style-name="ce11">
            <text:p>234</text:p>
          </table:table-cell>
          <table:table-cell office:value-type="float" office:value="429" table:style-name="ce11">
            <text:p>429</text:p>
          </table:table-cell>
          <table:table-cell office:value-type="float" office:value="324" table:style-name="ce11">
            <text:p>324</text:p>
          </table:table-cell>
          <table:table-cell office:value-type="float" office:value="391" table:style-name="ce11">
            <text:p>391</text:p>
          </table:table-cell>
          <table:table-cell office:value-type="float" office:value="361" table:style-name="ce11">
            <text:p>361</text:p>
          </table:table-cell>
          <table:table-cell office:value-type="float" office:value="406" table:style-name="ce11">
            <text:p>406</text:p>
          </table:table-cell>
          <table:table-cell office:value-type="float" office:value="338" table:style-name="ce11">
            <text:p>338</text:p>
          </table:table-cell>
          <table:table-cell office:value-type="float" office:value="373" table:style-name="ce11">
            <text:p>373</text:p>
          </table:table-cell>
          <table:table-cell office:value-type="float" office:value="342" table:style-name="ce11">
            <text:p>342</text:p>
          </table:table-cell>
          <table:table-cell office:value-type="float" office:value="313" table:style-name="ce11">
            <text:p>313</text:p>
          </table:table-cell>
          <table:table-cell office:value-type="float" office:value="368" table:style-name="ce11">
            <text:p>36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office:value-type="float" office:value="2154" table:style-name="ce11">
            <text:p>2.154</text:p>
          </table:table-cell>
          <table:table-cell office:value-type="float" office:value="3010" table:style-name="ce11">
            <text:p>3.010</text:p>
          </table:table-cell>
          <table:table-cell office:value-type="float" office:value="3529" table:style-name="ce11">
            <text:p>3.529</text:p>
          </table:table-cell>
          <table:table-cell office:value-type="float" office:value="2653" table:style-name="ce11">
            <text:p>2.653</text:p>
          </table:table-cell>
          <table:table-cell office:value-type="float" office:value="3354" table:style-name="ce11">
            <text:p>3.354</text:p>
          </table:table-cell>
          <table:table-cell office:value-type="float" office:value="3633" table:style-name="ce11">
            <text:p>3.633</text:p>
          </table:table-cell>
          <table:table-cell office:value-type="float" office:value="4535" table:style-name="ce11">
            <text:p>4.535</text:p>
          </table:table-cell>
          <table:table-cell office:value-type="float" office:value="5113" table:style-name="ce11">
            <text:p>5.113</text:p>
          </table:table-cell>
          <table:table-cell office:value-type="float" office:value="3668" table:style-name="ce11">
            <text:p>3.668</text:p>
          </table:table-cell>
          <table:table-cell office:value-type="float" office:value="2462" table:style-name="ce11">
            <text:p>2.462</text:p>
          </table:table-cell>
          <table:table-cell office:value-type="float" office:value="1913" table:style-name="ce11">
            <text:p>1.913</text:p>
          </table:table-cell>
          <table:table-cell office:value-type="float" office:value="1859" table:style-name="ce11">
            <text:p>1.85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abertas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8" table:style-name="ce11">
            <text:p>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126" table:style-name="ce11">
            <text:p>126</text:p>
          </table:table-cell>
          <table:table-cell office:value-type="float" office:value="144" table:style-name="ce11">
            <text:p>144</text:p>
          </table:table-cell>
          <table:table-cell office:value-type="float" office:value="90" table:style-name="ce11">
            <text:p>90</text:p>
          </table:table-cell>
          <table:table-cell office:value-type="float" office:value="112" table:style-name="ce11">
            <text:p>112</text:p>
          </table:table-cell>
          <table:table-cell office:value-type="float" office:value="67" table:style-name="ce11">
            <text:p>67</text:p>
          </table:table-cell>
          <table:table-cell office:value-type="float" office:value="70" table:style-name="ce11">
            <text:p>70</text:p>
          </table:table-cell>
          <table:table-cell office:value-type="float" office:value="76" table:style-name="ce11">
            <text:p>76</text:p>
          </table:table-cell>
          <table:table-cell office:value-type="float" office:value="81" table:style-name="ce11">
            <text:p>81</text:p>
          </table:table-cell>
          <table:table-cell office:value-type="float" office:value="86" table:style-name="ce11">
            <text:p>86</text:p>
          </table:table-cell>
          <table:table-cell office:value-type="float" office:value="100" table:style-name="ce11">
            <text:p>100</text:p>
          </table:table-cell>
          <table:table-cell office:value-type="float" office:value="90" table:style-name="ce11">
            <text:p>90</text:p>
          </table:table-cell>
          <table:table-cell office:value-type="float" office:value="86" table:style-name="ce11">
            <text:p>86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30" table:style-name="ce11">
            <text:p>30</text:p>
          </table:table-cell>
          <table:table-cell office:value-type="float" office:value="57" table:style-name="ce11">
            <text:p>57</text:p>
          </table:table-cell>
          <table:table-cell office:value-type="float" office:value="60" table:style-name="ce11">
            <text:p>60</text:p>
          </table:table-cell>
          <table:table-cell office:value-type="float" office:value="63" table:style-name="ce11">
            <text:p>63</text:p>
          </table:table-cell>
          <table:table-cell office:value-type="float" office:value="53" table:style-name="ce11">
            <text:p>53</text:p>
          </table:table-cell>
          <table:table-cell office:value-type="float" office:value="47" table:style-name="ce11">
            <text:p>47</text:p>
          </table:table-cell>
          <table:table-cell office:value-type="float" office:value="52" table:style-name="ce11">
            <text:p>52</text:p>
          </table:table-cell>
          <table:table-cell office:value-type="float" office:value="50" table:style-name="ce11">
            <text:p>50</text:p>
          </table:table-cell>
          <table:table-cell office:value-type="float" office:value="54" table:style-name="ce11">
            <text:p>54</text:p>
          </table:table-cell>
          <table:table-cell office:value-type="float" office:value="38" table:style-name="ce11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60" table:style-name="ce11">
            <text:p>6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reclamações</text:p>
          </table:table-cell>
          <table:table-cell office:value-type="float" office:value="3665" table:style-name="ce11">
            <text:p>3.665</text:p>
          </table:table-cell>
          <table:table-cell office:value-type="float" office:value="4811" table:style-name="ce11">
            <text:p>4.811</text:p>
          </table:table-cell>
          <table:table-cell office:value-type="float" office:value="7574" table:style-name="ce11">
            <text:p>7.574</text:p>
          </table:table-cell>
          <table:table-cell office:value-type="float" office:value="6929" table:style-name="ce11">
            <text:p>6.929</text:p>
          </table:table-cell>
          <table:table-cell office:value-type="float" office:value="7280" table:style-name="ce11">
            <text:p>7.280</text:p>
          </table:table-cell>
          <table:table-cell office:value-type="float" office:value="6430" table:style-name="ce11">
            <text:p>6.430</text:p>
          </table:table-cell>
          <table:table-cell office:value-type="float" office:value="6754" table:style-name="ce11">
            <text:p>6.754</text:p>
          </table:table-cell>
          <table:table-cell office:value-type="float" office:value="5520" table:style-name="ce11">
            <text:p>5.520</text:p>
          </table:table-cell>
          <table:table-cell office:value-type="float" office:value="5629" table:style-name="ce11">
            <text:p>5.629</text:p>
          </table:table-cell>
          <table:table-cell office:value-type="float" office:value="6011" table:style-name="ce11">
            <text:p>6.011</text:p>
          </table:table-cell>
          <table:table-cell office:value-type="float" office:value="6112" table:style-name="ce11">
            <text:p>6.112</text:p>
          </table:table-cell>
          <table:table-cell office:value-type="float" office:value="6593" table:style-name="ce11">
            <text:p>6.59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clamações</text:p>
          </table:table-cell>
          <table:table-cell office:value-type="float" office:value="1397" table:style-name="ce11">
            <text:p>1.397</text:p>
          </table:table-cell>
          <table:table-cell office:value-type="float" office:value="1299" table:style-name="ce11">
            <text:p>1.299</text:p>
          </table:table-cell>
          <table:table-cell office:value-type="float" office:value="2090" table:style-name="ce11">
            <text:p>2.090</text:p>
          </table:table-cell>
          <table:table-cell office:value-type="float" office:value="1882" table:style-name="ce11">
            <text:p>1.882</text:p>
          </table:table-cell>
          <table:table-cell office:value-type="float" office:value="1787" table:style-name="ce11">
            <text:p>1.787</text:p>
          </table:table-cell>
          <table:table-cell office:value-type="float" office:value="1699" table:style-name="ce11">
            <text:p>1.699</text:p>
          </table:table-cell>
          <table:table-cell office:value-type="float" office:value="1765" table:style-name="ce11">
            <text:p>1.765</text:p>
          </table:table-cell>
          <table:table-cell office:value-type="float" office:value="1416" table:style-name="ce11">
            <text:p>1.416</text:p>
          </table:table-cell>
          <table:table-cell office:value-type="float" office:value="1555" table:style-name="ce11">
            <text:p>1.555</text:p>
          </table:table-cell>
          <table:table-cell office:value-type="float" office:value="1552" table:style-name="ce11">
            <text:p>1.552</text:p>
          </table:table-cell>
          <table:table-cell office:value-type="float" office:value="1359" table:style-name="ce11">
            <text:p>1.359</text:p>
          </table:table-cell>
          <table:table-cell office:value-type="float" office:value="1405" table:style-name="ce11">
            <text:p>1.40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6675" table:style-name="ce11">
            <text:p>6.675</text:p>
          </table:table-cell>
          <table:table-cell office:value-type="float" office:value="7526" table:style-name="ce11">
            <text:p>7.526</text:p>
          </table:table-cell>
          <table:table-cell office:value-type="float" office:value="10568" table:style-name="ce11">
            <text:p>10.568</text:p>
          </table:table-cell>
          <table:table-cell office:value-type="float" office:value="10407" table:style-name="ce11">
            <text:p>10.407</text:p>
          </table:table-cell>
          <table:table-cell office:value-type="float" office:value="11232" table:style-name="ce11">
            <text:p>11.232</text:p>
          </table:table-cell>
          <table:table-cell office:value-type="float" office:value="11073" table:style-name="ce11">
            <text:p>11.073</text:p>
          </table:table-cell>
          <table:table-cell office:value-type="float" office:value="11837" table:style-name="ce11">
            <text:p>11.837</text:p>
          </table:table-cell>
          <table:table-cell office:value-type="float" office:value="11232" table:style-name="ce11">
            <text:p>11.232</text:p>
          </table:table-cell>
          <table:table-cell office:value-type="float" office:value="11781" table:style-name="ce11">
            <text:p>11.781</text:p>
          </table:table-cell>
          <table:table-cell office:value-type="float" office:value="11160" table:style-name="ce11">
            <text:p>11.160</text:p>
          </table:table-cell>
          <table:table-cell office:value-type="float" office:value="11030" table:style-name="ce11">
            <text:p>11.030</text:p>
          </table:table-cell>
          <table:table-cell office:value-type="float" office:value="11377" table:style-name="ce11">
            <text:p>11.37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2452" table:style-name="ce11">
            <text:p>2.452</text:p>
          </table:table-cell>
          <table:table-cell office:value-type="float" office:value="3273" table:style-name="ce11">
            <text:p>3.273</text:p>
          </table:table-cell>
          <table:table-cell office:value-type="float" office:value="6046" table:style-name="ce11">
            <text:p>6.046</text:p>
          </table:table-cell>
          <table:table-cell office:value-type="float" office:value="5196" table:style-name="ce11">
            <text:p>5.196</text:p>
          </table:table-cell>
          <table:table-cell office:value-type="float" office:value="5100" table:style-name="ce11">
            <text:p>5.100</text:p>
          </table:table-cell>
          <table:table-cell office:value-type="float" office:value="4740" table:style-name="ce11">
            <text:p>4.740</text:p>
          </table:table-cell>
          <table:table-cell office:value-type="float" office:value="4976" table:style-name="ce11">
            <text:p>4.976</text:p>
          </table:table-cell>
          <table:table-cell office:value-type="float" office:value="4703" table:style-name="ce11">
            <text:p>4.703</text:p>
          </table:table-cell>
          <table:table-cell office:value-type="float" office:value="5057" table:style-name="ce11">
            <text:p>5.057</text:p>
          </table:table-cell>
          <table:table-cell office:value-type="float" office:value="4840" table:style-name="ce11">
            <text:p>4.840</text:p>
          </table:table-cell>
          <table:table-cell office:value-type="float" office:value="4423" table:style-name="ce11">
            <text:p>4.423</text:p>
          </table:table-cell>
          <table:table-cell office:value-type="float" office:value="4854" table:style-name="ce11">
            <text:p>4.85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13443" table:style-name="ce11">
            <text:p>13.443</text:p>
          </table:table-cell>
          <table:table-cell office:value-type="float" office:value="22217" table:style-name="ce11">
            <text:p>22.217</text:p>
          </table:table-cell>
          <table:table-cell office:value-type="float" office:value="28338" table:style-name="ce11">
            <text:p>28.338</text:p>
          </table:table-cell>
          <table:table-cell office:value-type="float" office:value="22847" table:style-name="ce11">
            <text:p>22.847</text:p>
          </table:table-cell>
          <table:table-cell office:value-type="float" office:value="22657" table:style-name="ce11">
            <text:p>22.657</text:p>
          </table:table-cell>
          <table:table-cell office:value-type="float" office:value="25961" table:style-name="ce11">
            <text:p>25.961</text:p>
          </table:table-cell>
          <table:table-cell office:value-type="float" office:value="29597" table:style-name="ce11">
            <text:p>29.597</text:p>
          </table:table-cell>
          <table:table-cell office:value-type="float" office:value="31050" table:style-name="ce11">
            <text:p>31.050</text:p>
          </table:table-cell>
          <table:table-cell office:value-type="float" office:value="27042" table:style-name="ce11">
            <text:p>27.042</text:p>
          </table:table-cell>
          <table:table-cell office:value-type="float" office:value="22440" table:style-name="ce11">
            <text:p>22.440</text:p>
          </table:table-cell>
          <table:table-cell office:value-type="float" office:value="20194" table:style-name="ce11">
            <text:p>20.194</text:p>
          </table:table-cell>
          <table:table-cell office:value-type="float" office:value="20414" table:style-name="ce11">
            <text:p>20.41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clamações</text:p>
          </table:table-cell>
          <table:table-cell office:value-type="float" office:value="45" table:style-name="ce11">
            <text:p>45</text:p>
          </table:table-cell>
          <table:table-cell office:value-type="float" office:value="40" table:style-name="ce11">
            <text:p>40</text:p>
          </table:table-cell>
          <table:table-cell office:value-type="float" office:value="62" table:style-name="ce11">
            <text:p>62</text:p>
          </table:table-cell>
          <table:table-cell office:value-type="float" office:value="36" table:style-name="ce11">
            <text:p>36</text:p>
          </table:table-cell>
          <table:table-cell office:value-type="float" office:value="48" table:style-name="ce11">
            <text:p>48</text:p>
          </table:table-cell>
          <table:table-cell office:value-type="float" office:value="56" table:style-name="ce11">
            <text:p>56</text:p>
          </table:table-cell>
          <table:table-cell office:value-type="float" office:value="66" table:style-name="ce11">
            <text:p>66</text:p>
          </table:table-cell>
          <table:table-cell office:value-type="float" office:value="58" table:style-name="ce11">
            <text:p>58</text:p>
          </table:table-cell>
          <table:table-cell office:value-type="float" office:value="55" table:style-name="ce11">
            <text:p>55</text:p>
          </table:table-cell>
          <table:table-cell office:value-type="float" office:value="54" table:style-name="ce11">
            <text:p>54</text:p>
          </table:table-cell>
          <table:table-cell office:value-type="float" office:value="65" table:style-name="ce11">
            <text:p>65</text:p>
          </table:table-cell>
          <table:table-cell office:value-type="float" office:value="56" table:style-name="ce11">
            <text:p>5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814" table:style-name="ce11">
            <text:p>1.814</text:p>
          </table:table-cell>
          <table:table-cell office:value-type="float" office:value="1701" table:style-name="ce11">
            <text:p>1.701</text:p>
          </table:table-cell>
          <table:table-cell office:value-type="float" office:value="1752" table:style-name="ce11">
            <text:p>1.752</text:p>
          </table:table-cell>
          <table:table-cell office:value-type="float" office:value="1565" table:style-name="ce11">
            <text:p>1.565</text:p>
          </table:table-cell>
          <table:table-cell office:value-type="float" office:value="1278" table:style-name="ce11">
            <text:p>1.278</text:p>
          </table:table-cell>
          <table:table-cell office:value-type="float" office:value="1327" table:style-name="ce11">
            <text:p>1.327</text:p>
          </table:table-cell>
          <table:table-cell office:value-type="float" office:value="1471" table:style-name="ce11">
            <text:p>1.471</text:p>
          </table:table-cell>
          <table:table-cell office:value-type="float" office:value="1258" table:style-name="ce11">
            <text:p>1.258</text:p>
          </table:table-cell>
          <table:table-cell office:value-type="float" office:value="1355" table:style-name="ce11">
            <text:p>1.355</text:p>
          </table:table-cell>
          <table:table-cell office:value-type="float" office:value="1576" table:style-name="ce11">
            <text:p>1.576</text:p>
          </table:table-cell>
          <table:table-cell office:value-type="float" office:value="1331" table:style-name="ce11">
            <text:p>1.331</text:p>
          </table:table-cell>
          <table:table-cell office:value-type="float" office:value="1186" table:style-name="ce11">
            <text:p>1.186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22" table:style-name="ce11">
            <text:p>122</text:p>
          </table:table-cell>
          <table:table-cell office:value-type="float" office:value="118" table:style-name="ce11">
            <text:p>118</text:p>
          </table:table-cell>
          <table:table-cell office:value-type="float" office:value="147" table:style-name="ce11">
            <text:p>147</text:p>
          </table:table-cell>
          <table:table-cell office:value-type="float" office:value="180" table:style-name="ce11">
            <text:p>180</text:p>
          </table:table-cell>
          <table:table-cell office:value-type="float" office:value="176" table:style-name="ce11">
            <text:p>176</text:p>
          </table:table-cell>
          <table:table-cell office:value-type="float" office:value="163" table:style-name="ce11">
            <text:p>163</text:p>
          </table:table-cell>
          <table:table-cell office:value-type="float" office:value="152" table:style-name="ce11">
            <text:p>152</text:p>
          </table:table-cell>
          <table:table-cell office:value-type="float" office:value="149" table:style-name="ce11">
            <text:p>149</text:p>
          </table:table-cell>
          <table:table-cell office:value-type="float" office:value="156" table:style-name="ce11">
            <text:p>156</text:p>
          </table:table-cell>
          <table:table-cell office:value-type="float" office:value="142" table:style-name="ce11">
            <text:p>142</text:p>
          </table:table-cell>
          <table:table-cell office:value-type="float" office:value="143" table:style-name="ce11">
            <text:p>14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9827" table:style-name="ce11">
            <text:p>9.827</text:p>
          </table:table-cell>
          <table:table-cell office:value-type="float" office:value="9596" table:style-name="ce11">
            <text:p>9.596</text:p>
          </table:table-cell>
          <table:table-cell office:value-type="float" office:value="10968" table:style-name="ce11">
            <text:p>10.968</text:p>
          </table:table-cell>
          <table:table-cell office:value-type="float" office:value="16111" table:style-name="ce11">
            <text:p>16.111</text:p>
          </table:table-cell>
          <table:table-cell office:value-type="float" office:value="19379" table:style-name="ce11">
            <text:p>19.379</text:p>
          </table:table-cell>
          <table:table-cell office:value-type="float" office:value="21828" table:style-name="ce11">
            <text:p>21.828</text:p>
          </table:table-cell>
          <table:table-cell office:value-type="float" office:value="20652" table:style-name="ce11">
            <text:p>20.652</text:p>
          </table:table-cell>
          <table:table-cell office:value-type="float" office:value="20474" table:style-name="ce11">
            <text:p>20.474</text:p>
          </table:table-cell>
          <table:table-cell office:value-type="float" office:value="18703" table:style-name="ce11">
            <text:p>18.703</text:p>
          </table:table-cell>
          <table:table-cell office:value-type="float" office:value="17903" table:style-name="ce11">
            <text:p>17.903</text:p>
          </table:table-cell>
          <table:table-cell office:value-type="float" office:value="17160" table:style-name="ce11">
            <text:p>17.160</text:p>
          </table:table-cell>
          <table:table-cell office:value-type="float" office:value="17752" table:style-name="ce11">
            <text:p>17.7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486" table:style-name="ce11">
            <text:p>4.486</text:p>
          </table:table-cell>
          <table:table-cell office:value-type="float" office:value="4239" table:style-name="ce11">
            <text:p>4.239</text:p>
          </table:table-cell>
          <table:table-cell office:value-type="float" office:value="3922" table:style-name="ce11">
            <text:p>3.922</text:p>
          </table:table-cell>
          <table:table-cell office:value-type="float" office:value="4827" table:style-name="ce11">
            <text:p>4.827</text:p>
          </table:table-cell>
          <table:table-cell office:value-type="float" office:value="5313" table:style-name="ce11">
            <text:p>5.313</text:p>
          </table:table-cell>
          <table:table-cell office:value-type="float" office:value="5787" table:style-name="ce11">
            <text:p>5.787</text:p>
          </table:table-cell>
          <table:table-cell office:value-type="float" office:value="5371" table:style-name="ce11">
            <text:p>5.371</text:p>
          </table:table-cell>
          <table:table-cell office:value-type="float" office:value="5252" table:style-name="ce11">
            <text:p>5.252</text:p>
          </table:table-cell>
          <table:table-cell office:value-type="float" office:value="4881" table:style-name="ce11">
            <text:p>4.881</text:p>
          </table:table-cell>
          <table:table-cell office:value-type="float" office:value="4736" table:style-name="ce11">
            <text:p>4.736</text:p>
          </table:table-cell>
          <table:table-cell office:value-type="float" office:value="4524" table:style-name="ce11">
            <text:p>4.524</text:p>
          </table:table-cell>
          <table:table-cell office:value-type="float" office:value="4466" table:style-name="ce11">
            <text:p>4.46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9772" table:style-name="ce11">
            <text:p>19.772</text:p>
          </table:table-cell>
          <table:table-cell office:value-type="float" office:value="18925" table:style-name="ce11">
            <text:p>18.925</text:p>
          </table:table-cell>
          <table:table-cell office:value-type="float" office:value="19687" table:style-name="ce11">
            <text:p>19.687</text:p>
          </table:table-cell>
          <table:table-cell office:value-type="float" office:value="24962" table:style-name="ce11">
            <text:p>24.962</text:p>
          </table:table-cell>
          <table:table-cell office:value-type="float" office:value="28661" table:style-name="ce11">
            <text:p>28.661</text:p>
          </table:table-cell>
          <table:table-cell office:value-type="float" office:value="32318" table:style-name="ce11">
            <text:p>32.318</text:p>
          </table:table-cell>
          <table:table-cell office:value-type="float" office:value="32738" table:style-name="ce11">
            <text:p>32.738</text:p>
          </table:table-cell>
          <table:table-cell office:value-type="float" office:value="34147" table:style-name="ce11">
            <text:p>34.147</text:p>
          </table:table-cell>
          <table:table-cell office:value-type="float" office:value="34145" table:style-name="ce11">
            <text:p>34.145</text:p>
          </table:table-cell>
          <table:table-cell office:value-type="float" office:value="34851" table:style-name="ce11">
            <text:p>34.851</text:p>
          </table:table-cell>
          <table:table-cell office:value-type="float" office:value="34178" table:style-name="ce11">
            <text:p>34.178</text:p>
          </table:table-cell>
          <table:table-cell office:value-type="float" office:value="33976" table:style-name="ce11">
            <text:p>33.97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8733" table:style-name="ce11">
            <text:p>8.733</text:p>
          </table:table-cell>
          <table:table-cell office:value-type="float" office:value="7849" table:style-name="ce11">
            <text:p>7.849</text:p>
          </table:table-cell>
          <table:table-cell office:value-type="float" office:value="7866" table:style-name="ce11">
            <text:p>7.866</text:p>
          </table:table-cell>
          <table:table-cell office:value-type="float" office:value="11774" table:style-name="ce11">
            <text:p>11.774</text:p>
          </table:table-cell>
          <table:table-cell office:value-type="float" office:value="14526" table:style-name="ce11">
            <text:p>14.526</text:p>
          </table:table-cell>
          <table:table-cell office:value-type="float" office:value="16361" table:style-name="ce11">
            <text:p>16.361</text:p>
          </table:table-cell>
          <table:table-cell office:value-type="float" office:value="15047" table:style-name="ce11">
            <text:p>15.047</text:p>
          </table:table-cell>
          <table:table-cell office:value-type="float" office:value="14821" table:style-name="ce11">
            <text:p>14.821</text:p>
          </table:table-cell>
          <table:table-cell office:value-type="float" office:value="14420" table:style-name="ce11">
            <text:p>14.420</text:p>
          </table:table-cell>
          <table:table-cell office:value-type="float" office:value="14738" table:style-name="ce11">
            <text:p>14.738</text:p>
          </table:table-cell>
          <table:table-cell office:value-type="float" office:value="14601" table:style-name="ce11">
            <text:p>14.601</text:p>
          </table:table-cell>
          <table:table-cell office:value-type="float" office:value="14320" table:style-name="ce11">
            <text:p>14.32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6142" table:style-name="ce11">
            <text:p>36.142</text:p>
          </table:table-cell>
          <table:table-cell office:value-type="float" office:value="36099" table:style-name="ce11">
            <text:p>36.099</text:p>
          </table:table-cell>
          <table:table-cell office:value-type="float" office:value="44751" table:style-name="ce11">
            <text:p>44.751</text:p>
          </table:table-cell>
          <table:table-cell office:value-type="float" office:value="64064" table:style-name="ce11">
            <text:p>64.064</text:p>
          </table:table-cell>
          <table:table-cell office:value-type="float" office:value="73462" table:style-name="ce11">
            <text:p>73.462</text:p>
          </table:table-cell>
          <table:table-cell office:value-type="float" office:value="73871" table:style-name="ce11">
            <text:p>73.871</text:p>
          </table:table-cell>
          <table:table-cell office:value-type="float" office:value="71479" table:style-name="ce11">
            <text:p>71.479</text:p>
          </table:table-cell>
          <table:table-cell office:value-type="float" office:value="78226" table:style-name="ce11">
            <text:p>78.226</text:p>
          </table:table-cell>
          <table:table-cell office:value-type="float" office:value="86614" table:style-name="ce11">
            <text:p>86.614</text:p>
          </table:table-cell>
          <table:table-cell office:value-type="float" office:value="87694" table:style-name="ce11">
            <text:p>87.694</text:p>
          </table:table-cell>
          <table:table-cell office:value-type="float" office:value="80532" table:style-name="ce11">
            <text:p>80.532</text:p>
          </table:table-cell>
          <table:table-cell office:value-type="float" office:value="69673" table:style-name="ce11">
            <text:p>69.67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6" table:style-name="ce11">
            <text:p>146</text:p>
          </table:table-cell>
          <table:table-cell office:value-type="float" office:value="130" table:style-name="ce11">
            <text:p>130</text:p>
          </table:table-cell>
          <table:table-cell office:value-type="float" office:value="123" table:style-name="ce11">
            <text:p>123</text:p>
          </table:table-cell>
          <table:table-cell office:value-type="float" office:value="149" table:style-name="ce11">
            <text:p>149</text:p>
          </table:table-cell>
          <table:table-cell office:value-type="float" office:value="138" table:style-name="ce11">
            <text:p>138</text:p>
          </table:table-cell>
          <table:table-cell office:value-type="float" office:value="220" table:style-name="ce11">
            <text:p>220</text:p>
          </table:table-cell>
          <table:table-cell office:value-type="float" office:value="177" table:style-name="ce11">
            <text:p>177</text:p>
          </table:table-cell>
          <table:table-cell office:value-type="float" office:value="185" table:style-name="ce11">
            <text:p>185</text:p>
          </table:table-cell>
          <table:table-cell office:value-type="float" office:value="180" table:style-name="ce11">
            <text:p>180</text:p>
          </table:table-cell>
          <table:table-cell office:value-type="float" office:value="179" table:style-name="ce11">
            <text:p>179</text:p>
          </table:table-cell>
          <table:table-cell office:value-type="float" office:value="167" table:style-name="ce11">
            <text:p>167</text:p>
          </table:table-cell>
          <table:table-cell office:value-type="float" office:value="174" table:style-name="ce11">
            <text:p>17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5223" table:style-name="ce11">
            <text:p>5.223</text:p>
          </table:table-cell>
          <table:table-cell office:value-type="float" office:value="5088" table:style-name="ce11">
            <text:p>5.088</text:p>
          </table:table-cell>
          <table:table-cell office:value-type="float" office:value="5054" table:style-name="ce11">
            <text:p>5.054</text:p>
          </table:table-cell>
          <table:table-cell office:value-type="float" office:value="5251" table:style-name="ce11">
            <text:p>5.251</text:p>
          </table:table-cell>
          <table:table-cell office:value-type="float" office:value="4990" table:style-name="ce11">
            <text:p>4.990</text:p>
          </table:table-cell>
          <table:table-cell office:value-type="float" office:value="4581" table:style-name="ce11">
            <text:p>4.581</text:p>
          </table:table-cell>
          <table:table-cell office:value-type="float" office:value="4167" table:style-name="ce11">
            <text:p>4.167</text:p>
          </table:table-cell>
          <table:table-cell office:value-type="float" office:value="4074" table:style-name="ce11">
            <text:p>4.074</text:p>
          </table:table-cell>
          <table:table-cell office:value-type="float" office:value="4054" table:style-name="ce11">
            <text:p>4.054</text:p>
          </table:table-cell>
          <table:table-cell office:value-type="float" office:value="4083" table:style-name="ce11">
            <text:p>4.083</text:p>
          </table:table-cell>
          <table:table-cell office:value-type="float" office:value="4190" table:style-name="ce11">
            <text:p>4.190</text:p>
          </table:table-cell>
          <table:table-cell office:value-type="float" office:value="4262" table:style-name="ce11">
            <text:p>4.262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solvidas</text:p>
          </table:table-cell>
          <table:table-cell office:value-type="float" office:value="30" table:style-name="ce11">
            <text:p>30</text:p>
          </table:table-cell>
          <table:table-cell office:value-type="float" office:value="57" table:style-name="ce11">
            <text:p>57</text:p>
          </table:table-cell>
          <table:table-cell office:value-type="float" office:value="50" table:style-name="ce11">
            <text:p>50</text:p>
          </table:table-cell>
          <table:table-cell office:value-type="float" office:value="63" table:style-name="ce11">
            <text:p>63</text:p>
          </table:table-cell>
          <table:table-cell office:value-type="float" office:value="53" table:style-name="ce11">
            <text:p>53</text:p>
          </table:table-cell>
          <table:table-cell office:value-type="float" office:value="47" table:style-name="ce11">
            <text:p>47</text:p>
          </table:table-cell>
          <table:table-cell office:value-type="float" office:value="52" table:style-name="ce11">
            <text:p>52</text:p>
          </table:table-cell>
          <table:table-cell office:value-type="float" office:value="50" table:style-name="ce11">
            <text:p>50</text:p>
          </table:table-cell>
          <table:table-cell office:value-type="float" office:value="54" table:style-name="ce11">
            <text:p>54</text:p>
          </table:table-cell>
          <table:table-cell office:value-type="float" office:value="38" table:style-name="ce11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60" table:style-name="ce11">
            <text:p>6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resolvidas</text:p>
          </table:table-cell>
          <table:table-cell office:value-type="float" office:value="3662" table:style-name="ce11">
            <text:p>3.662</text:p>
          </table:table-cell>
          <table:table-cell office:value-type="float" office:value="4808" table:style-name="ce11">
            <text:p>4.808</text:p>
          </table:table-cell>
          <table:table-cell office:value-type="float" office:value="7556" table:style-name="ce11">
            <text:p>7.556</text:p>
          </table:table-cell>
          <table:table-cell office:value-type="float" office:value="6748" table:style-name="ce11">
            <text:p>6.748</text:p>
          </table:table-cell>
          <table:table-cell office:value-type="float" office:value="7264" table:style-name="ce11">
            <text:p>7.264</text:p>
          </table:table-cell>
          <table:table-cell office:value-type="float" office:value="6414" table:style-name="ce11">
            <text:p>6.414</text:p>
          </table:table-cell>
          <table:table-cell office:value-type="float" office:value="6736" table:style-name="ce11">
            <text:p>6.736</text:p>
          </table:table-cell>
          <table:table-cell office:value-type="float" office:value="5511" table:style-name="ce11">
            <text:p>5.511</text:p>
          </table:table-cell>
          <table:table-cell office:value-type="float" office:value="5620" table:style-name="ce11">
            <text:p>5.620</text:p>
          </table:table-cell>
          <table:table-cell office:value-type="float" office:value="6005" table:style-name="ce11">
            <text:p>6.005</text:p>
          </table:table-cell>
          <table:table-cell office:value-type="float" office:value="6081" table:style-name="ce11">
            <text:p>6.081</text:p>
          </table:table-cell>
          <table:table-cell office:value-type="float" office:value="6581" table:style-name="ce11">
            <text:p>6.58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solvidas</text:p>
          </table:table-cell>
          <table:table-cell office:value-type="float" office:value="1383" table:style-name="ce11">
            <text:p>1.383</text:p>
          </table:table-cell>
          <table:table-cell office:value-type="float" office:value="1240" table:style-name="ce11">
            <text:p>1.240</text:p>
          </table:table-cell>
          <table:table-cell office:value-type="float" office:value="2035" table:style-name="ce11">
            <text:p>2.035</text:p>
          </table:table-cell>
          <table:table-cell office:value-type="float" office:value="1844" table:style-name="ce11">
            <text:p>1.844</text:p>
          </table:table-cell>
          <table:table-cell office:value-type="float" office:value="1786" table:style-name="ce11">
            <text:p>1.786</text:p>
          </table:table-cell>
          <table:table-cell office:value-type="float" office:value="1681" table:style-name="ce11">
            <text:p>1.681</text:p>
          </table:table-cell>
          <table:table-cell office:value-type="float" office:value="1758" table:style-name="ce11">
            <text:p>1.758</text:p>
          </table:table-cell>
          <table:table-cell office:value-type="float" office:value="1376" table:style-name="ce11">
            <text:p>1.376</text:p>
          </table:table-cell>
          <table:table-cell office:value-type="float" office:value="1548" table:style-name="ce11">
            <text:p>1.548</text:p>
          </table:table-cell>
          <table:table-cell office:value-type="float" office:value="1546" table:style-name="ce11">
            <text:p>1.546</text:p>
          </table:table-cell>
          <table:table-cell office:value-type="float" office:value="1355" table:style-name="ce11">
            <text:p>1.355</text:p>
          </table:table-cell>
          <table:table-cell office:value-type="float" office:value="1402" table:style-name="ce11">
            <text:p>1.40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solvidas</text:p>
          </table:table-cell>
          <table:table-cell office:value-type="float" office:value="6644" table:style-name="ce11">
            <text:p>6.644</text:p>
          </table:table-cell>
          <table:table-cell office:value-type="float" office:value="7431" table:style-name="ce11">
            <text:p>7.431</text:p>
          </table:table-cell>
          <table:table-cell office:value-type="float" office:value="10440" table:style-name="ce11">
            <text:p>10.440</text:p>
          </table:table-cell>
          <table:table-cell office:value-type="float" office:value="10334" table:style-name="ce11">
            <text:p>10.334</text:p>
          </table:table-cell>
          <table:table-cell office:value-type="float" office:value="11232" table:style-name="ce11">
            <text:p>11.232</text:p>
          </table:table-cell>
          <table:table-cell office:value-type="float" office:value="11028" table:style-name="ce11">
            <text:p>11.028</text:p>
          </table:table-cell>
          <table:table-cell office:value-type="float" office:value="11817" table:style-name="ce11">
            <text:p>11.817</text:p>
          </table:table-cell>
          <table:table-cell office:value-type="float" office:value="11226" table:style-name="ce11">
            <text:p>11.226</text:p>
          </table:table-cell>
          <table:table-cell office:value-type="float" office:value="11765" table:style-name="ce11">
            <text:p>11.765</text:p>
          </table:table-cell>
          <table:table-cell office:value-type="float" office:value="11158" table:style-name="ce11">
            <text:p>11.158</text:p>
          </table:table-cell>
          <table:table-cell office:value-type="float" office:value="10950" table:style-name="ce11">
            <text:p>10.950</text:p>
          </table:table-cell>
          <table:table-cell office:value-type="float" office:value="11358" table:style-name="ce11">
            <text:p>11.35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solvidas</text:p>
          </table:table-cell>
          <table:table-cell office:value-type="float" office:value="2426" table:style-name="ce11">
            <text:p>2.426</text:p>
          </table:table-cell>
          <table:table-cell office:value-type="float" office:value="3142" table:style-name="ce11">
            <text:p>3.142</text:p>
          </table:table-cell>
          <table:table-cell office:value-type="float" office:value="5639" table:style-name="ce11">
            <text:p>5.639</text:p>
          </table:table-cell>
          <table:table-cell office:value-type="float" office:value="4868" table:style-name="ce11">
            <text:p>4.868</text:p>
          </table:table-cell>
          <table:table-cell office:value-type="float" office:value="5057" table:style-name="ce11">
            <text:p>5.057</text:p>
          </table:table-cell>
          <table:table-cell office:value-type="float" office:value="4717" table:style-name="ce11">
            <text:p>4.717</text:p>
          </table:table-cell>
          <table:table-cell office:value-type="float" office:value="4971" table:style-name="ce11">
            <text:p>4.971</text:p>
          </table:table-cell>
          <table:table-cell office:value-type="float" office:value="4683" table:style-name="ce11">
            <text:p>4.683</text:p>
          </table:table-cell>
          <table:table-cell office:value-type="float" office:value="4996" table:style-name="ce11">
            <text:p>4.996</text:p>
          </table:table-cell>
          <table:table-cell office:value-type="float" office:value="4755" table:style-name="ce11">
            <text:p>4.755</text:p>
          </table:table-cell>
          <table:table-cell office:value-type="float" office:value="4370" table:style-name="ce11">
            <text:p>4.370</text:p>
          </table:table-cell>
          <table:table-cell office:value-type="float" office:value="4781" table:style-name="ce11">
            <text:p>4.78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solvidas</text:p>
          </table:table-cell>
          <table:table-cell office:value-type="float" office:value="13385" table:style-name="ce11">
            <text:p>13.385</text:p>
          </table:table-cell>
          <table:table-cell office:value-type="float" office:value="22204" table:style-name="ce11">
            <text:p>22.204</text:p>
          </table:table-cell>
          <table:table-cell office:value-type="float" office:value="28334" table:style-name="ce11">
            <text:p>28.334</text:p>
          </table:table-cell>
          <table:table-cell office:value-type="float" office:value="22845" table:style-name="ce11">
            <text:p>22.845</text:p>
          </table:table-cell>
          <table:table-cell office:value-type="float" office:value="22650" table:style-name="ce11">
            <text:p>22.650</text:p>
          </table:table-cell>
          <table:table-cell office:value-type="float" office:value="25957" table:style-name="ce11">
            <text:p>25.957</text:p>
          </table:table-cell>
          <table:table-cell office:value-type="float" office:value="29590" table:style-name="ce11">
            <text:p>29.590</text:p>
          </table:table-cell>
          <table:table-cell office:value-type="float" office:value="31039" table:style-name="ce11">
            <text:p>31.039</text:p>
          </table:table-cell>
          <table:table-cell office:value-type="float" office:value="27037" table:style-name="ce11">
            <text:p>27.037</text:p>
          </table:table-cell>
          <table:table-cell office:value-type="float" office:value="22426" table:style-name="ce11">
            <text:p>22.426</text:p>
          </table:table-cell>
          <table:table-cell office:value-type="float" office:value="20190" table:style-name="ce11">
            <text:p>20.190</text:p>
          </table:table-cell>
          <table:table-cell office:value-type="float" office:value="20397" table:style-name="ce11">
            <text:p>20.39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solvidas</text:p>
          </table:table-cell>
          <table:table-cell office:value-type="float" office:value="38" table:style-name="ce11">
            <text:p>38</text:p>
          </table:table-cell>
          <table:table-cell office:value-type="float" office:value="37" table:style-name="ce11">
            <text:p>37</text:p>
          </table:table-cell>
          <table:table-cell office:value-type="float" office:value="59" table:style-name="ce11">
            <text:p>59</text:p>
          </table:table-cell>
          <table:table-cell office:value-type="float" office:value="34" table:style-name="ce11">
            <text:p>34</text:p>
          </table:table-cell>
          <table:table-cell office:value-type="float" office:value="47" table:style-name="ce11">
            <text:p>47</text:p>
          </table:table-cell>
          <table:table-cell office:value-type="float" office:value="52" table:style-name="ce11">
            <text:p>52</text:p>
          </table:table-cell>
          <table:table-cell office:value-type="float" office:value="58" table:style-name="ce11">
            <text:p>58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11">
            <text:p>50</text:p>
          </table:table-cell>
          <table:table-cell office:value-type="float" office:value="59" table:style-name="ce11">
            <text:p>59</text:p>
          </table:table-cell>
          <table:table-cell office:value-type="float" office:value="55" table:style-name="ce11">
            <text:p>5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solvidas</text:p>
          </table:table-cell>
          <table:table-cell office:value-type="float" office:value="1682" table:style-name="ce11">
            <text:p>1.682</text:p>
          </table:table-cell>
          <table:table-cell office:value-type="float" office:value="1355" table:style-name="ce11">
            <text:p>1.355</text:p>
          </table:table-cell>
          <table:table-cell office:value-type="float" office:value="1656" table:style-name="ce11">
            <text:p>1.656</text:p>
          </table:table-cell>
          <table:table-cell office:value-type="float" office:value="1511" table:style-name="ce11">
            <text:p>1.511</text:p>
          </table:table-cell>
          <table:table-cell office:value-type="float" office:value="1197" table:style-name="ce11">
            <text:p>1.197</text:p>
          </table:table-cell>
          <table:table-cell office:value-type="float" office:value="1250" table:style-name="ce11">
            <text:p>1.250</text:p>
          </table:table-cell>
          <table:table-cell office:value-type="float" office:value="1370" table:style-name="ce11">
            <text:p>1.370</text:p>
          </table:table-cell>
          <table:table-cell office:value-type="float" office:value="1213" table:style-name="ce11">
            <text:p>1.213</text:p>
          </table:table-cell>
          <table:table-cell office:value-type="float" office:value="1334" table:style-name="ce11">
            <text:p>1.334</text:p>
          </table:table-cell>
          <table:table-cell office:value-type="float" office:value="1538" table:style-name="ce11">
            <text:p>1.538</text:p>
          </table:table-cell>
          <table:table-cell office:value-type="float" office:value="1294" table:style-name="ce11">
            <text:p>1.294</text:p>
          </table:table-cell>
          <table:table-cell office:value-type="float" office:value="1145" table:style-name="ce11">
            <text:p>1.145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22" table:style-name="ce11">
            <text:p>22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43" table:style-name="ce11">
            <text:p>43</text:p>
          </table:table-cell>
          <table:table-cell office:value-type="float" office:value="42" table:style-name="ce11">
            <text:p>42</text:p>
          </table:table-cell>
          <table:table-cell office:value-type="float" office:value="46" table:style-name="ce11">
            <text:p>46</text:p>
          </table:table-cell>
          <table:table-cell office:value-type="float" office:value="35" table:style-name="ce11">
            <text:p>35</text:p>
          </table:table-cell>
          <table:table-cell office:value-type="float" office:value="44" table:style-name="ce11">
            <text:p>44</text:p>
          </table:table-cell>
          <table:table-cell office:value-type="float" office:value="34" table:style-name="ce11">
            <text:p>34</text:p>
          </table:table-cell>
          <table:table-cell office:value-type="float" office:value="48" table:style-name="ce11">
            <text:p>48</text:p>
          </table:table-cell>
          <table:table-cell office:value-type="float" office:value="52" table:style-name="ce11">
            <text:p>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3192" table:style-name="ce11">
            <text:p>3.192</text:p>
          </table:table-cell>
          <table:table-cell office:value-type="float" office:value="4141" table:style-name="ce11">
            <text:p>4.141</text:p>
          </table:table-cell>
          <table:table-cell office:value-type="float" office:value="6536" table:style-name="ce11">
            <text:p>6.536</text:p>
          </table:table-cell>
          <table:table-cell office:value-type="float" office:value="5935" table:style-name="ce11">
            <text:p>5.935</text:p>
          </table:table-cell>
          <table:table-cell office:value-type="float" office:value="6254" table:style-name="ce11">
            <text:p>6.254</text:p>
          </table:table-cell>
          <table:table-cell office:value-type="float" office:value="5511" table:style-name="ce11">
            <text:p>5.511</text:p>
          </table:table-cell>
          <table:table-cell office:value-type="float" office:value="5917" table:style-name="ce11">
            <text:p>5.917</text:p>
          </table:table-cell>
          <table:table-cell office:value-type="float" office:value="4881" table:style-name="ce11">
            <text:p>4.881</text:p>
          </table:table-cell>
          <table:table-cell office:value-type="float" office:value="4976" table:style-name="ce11">
            <text:p>4.976</text:p>
          </table:table-cell>
          <table:table-cell office:value-type="float" office:value="5335" table:style-name="ce11">
            <text:p>5.335</text:p>
          </table:table-cell>
          <table:table-cell office:value-type="float" office:value="5334" table:style-name="ce11">
            <text:p>5.334</text:p>
          </table:table-cell>
          <table:table-cell office:value-type="float" office:value="5838" table:style-name="ce11">
            <text:p>5.83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1232" table:style-name="ce11">
            <text:p>1.232</text:p>
          </table:table-cell>
          <table:table-cell office:value-type="float" office:value="1143" table:style-name="ce11">
            <text:p>1.143</text:p>
          </table:table-cell>
          <table:table-cell office:value-type="float" office:value="1812" table:style-name="ce11">
            <text:p>1.812</text:p>
          </table:table-cell>
          <table:table-cell office:value-type="float" office:value="1656" table:style-name="ce11">
            <text:p>1.656</text:p>
          </table:table-cell>
          <table:table-cell office:value-type="float" office:value="1593" table:style-name="ce11">
            <text:p>1.593</text:p>
          </table:table-cell>
          <table:table-cell office:value-type="float" office:value="1516" table:style-name="ce11">
            <text:p>1.516</text:p>
          </table:table-cell>
          <table:table-cell office:value-type="float" office:value="1580" table:style-name="ce11">
            <text:p>1.580</text:p>
          </table:table-cell>
          <table:table-cell office:value-type="float" office:value="1250" table:style-name="ce11">
            <text:p>1.250</text:p>
          </table:table-cell>
          <table:table-cell office:value-type="float" office:value="1394" table:style-name="ce11">
            <text:p>1.394</text:p>
          </table:table-cell>
          <table:table-cell office:value-type="float" office:value="1382" table:style-name="ce11">
            <text:p>1.382</text:p>
          </table:table-cell>
          <table:table-cell office:value-type="float" office:value="1210" table:style-name="ce11">
            <text:p>1.210</text:p>
          </table:table-cell>
          <table:table-cell office:value-type="float" office:value="1244" table:style-name="ce11">
            <text:p>1.24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5745" table:style-name="ce11">
            <text:p>5.745</text:p>
          </table:table-cell>
          <table:table-cell office:value-type="float" office:value="5817" table:style-name="ce11">
            <text:p>5.817</text:p>
          </table:table-cell>
          <table:table-cell office:value-type="float" office:value="8650" table:style-name="ce11">
            <text:p>8.650</text:p>
          </table:table-cell>
          <table:table-cell office:value-type="float" office:value="8551" table:style-name="ce11">
            <text:p>8.551</text:p>
          </table:table-cell>
          <table:table-cell office:value-type="float" office:value="9479" table:style-name="ce11">
            <text:p>9.479</text:p>
          </table:table-cell>
          <table:table-cell office:value-type="float" office:value="9233" table:style-name="ce11">
            <text:p>9.233</text:p>
          </table:table-cell>
          <table:table-cell office:value-type="float" office:value="10222" table:style-name="ce11">
            <text:p>10.222</text:p>
          </table:table-cell>
          <table:table-cell office:value-type="float" office:value="9795" table:style-name="ce11">
            <text:p>9.795</text:p>
          </table:table-cell>
          <table:table-cell office:value-type="float" office:value="10385" table:style-name="ce11">
            <text:p>10.385</text:p>
          </table:table-cell>
          <table:table-cell office:value-type="float" office:value="9840" table:style-name="ce11">
            <text:p>9.840</text:p>
          </table:table-cell>
          <table:table-cell office:value-type="float" office:value="9513" table:style-name="ce11">
            <text:p>9.513</text:p>
          </table:table-cell>
          <table:table-cell office:value-type="float" office:value="9806" table:style-name="ce11">
            <text:p>9.80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2102" table:style-name="ce11">
            <text:p>2.102</text:p>
          </table:table-cell>
          <table:table-cell office:value-type="float" office:value="2835" table:style-name="ce11">
            <text:p>2.835</text:p>
          </table:table-cell>
          <table:table-cell office:value-type="float" office:value="5266" table:style-name="ce11">
            <text:p>5.266</text:p>
          </table:table-cell>
          <table:table-cell office:value-type="float" office:value="4472" table:style-name="ce11">
            <text:p>4.472</text:p>
          </table:table-cell>
          <table:table-cell office:value-type="float" office:value="4364" table:style-name="ce11">
            <text:p>4.364</text:p>
          </table:table-cell>
          <table:table-cell office:value-type="float" office:value="4037" table:style-name="ce11">
            <text:p>4.037</text:p>
          </table:table-cell>
          <table:table-cell office:value-type="float" office:value="4235" table:style-name="ce11">
            <text:p>4.235</text:p>
          </table:table-cell>
          <table:table-cell office:value-type="float" office:value="4114" table:style-name="ce11">
            <text:p>4.114</text:p>
          </table:table-cell>
          <table:table-cell office:value-type="float" office:value="4364" table:style-name="ce11">
            <text:p>4.364</text:p>
          </table:table-cell>
          <table:table-cell office:value-type="float" office:value="4188" table:style-name="ce11">
            <text:p>4.188</text:p>
          </table:table-cell>
          <table:table-cell office:value-type="float" office:value="3799" table:style-name="ce11">
            <text:p>3.799</text:p>
          </table:table-cell>
          <table:table-cell office:value-type="float" office:value="4154" table:style-name="ce11">
            <text:p>4.15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11478" table:style-name="ce11">
            <text:p>11.478</text:p>
          </table:table-cell>
          <table:table-cell office:value-type="float" office:value="19186" table:style-name="ce11">
            <text:p>19.186</text:p>
          </table:table-cell>
          <table:table-cell office:value-type="float" office:value="24559" table:style-name="ce11">
            <text:p>24.559</text:p>
          </table:table-cell>
          <table:table-cell office:value-type="float" office:value="19860" table:style-name="ce11">
            <text:p>19.860</text:p>
          </table:table-cell>
          <table:table-cell office:value-type="float" office:value="19096" table:style-name="ce11">
            <text:p>19.096</text:p>
          </table:table-cell>
          <table:table-cell office:value-type="float" office:value="22084" table:style-name="ce11">
            <text:p>22.084</text:p>
          </table:table-cell>
          <table:table-cell office:value-type="float" office:value="24946" table:style-name="ce11">
            <text:p>24.946</text:p>
          </table:table-cell>
          <table:table-cell office:value-type="float" office:value="25726" table:style-name="ce11">
            <text:p>25.726</text:p>
          </table:table-cell>
          <table:table-cell office:value-type="float" office:value="22935" table:style-name="ce11">
            <text:p>22.935</text:p>
          </table:table-cell>
          <table:table-cell office:value-type="float" office:value="19549" table:style-name="ce11">
            <text:p>19.549</text:p>
          </table:table-cell>
          <table:table-cell office:value-type="float" office:value="17548" table:style-name="ce11">
            <text:p>17.548</text:p>
          </table:table-cell>
          <table:table-cell office:value-type="float" office:value="17481" table:style-name="ce11">
            <text:p>17.48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32" table:style-name="ce11">
            <text:p>32</text:p>
          </table:table-cell>
          <table:table-cell office:value-type="float" office:value="29" table:style-name="ce11">
            <text:p>29</text:p>
          </table:table-cell>
          <table:table-cell office:value-type="float" office:value="53" table:style-name="ce11">
            <text:p>53</text:p>
          </table:table-cell>
          <table:table-cell office:value-type="float" office:value="25" table:style-name="ce11">
            <text:p>25</text:p>
          </table:table-cell>
          <table:table-cell office:value-type="float" office:value="41" table:style-name="ce11">
            <text:p>41</text:p>
          </table:table-cell>
          <table:table-cell office:value-type="float" office:value="42" table:style-name="ce11">
            <text:p>42</text:p>
          </table:table-cell>
          <table:table-cell office:value-type="float" office:value="50" table:style-name="ce11">
            <text:p>50</text:p>
          </table:table-cell>
          <table:table-cell office:value-type="float" office:value="46" table:style-name="ce11">
            <text:p>46</text:p>
          </table:table-cell>
          <table:table-cell office:value-type="float" office:value="45" table:style-name="ce11">
            <text:p>45</text:p>
          </table:table-cell>
          <table:table-cell office:value-type="float" office:value="44" table:style-name="ce11">
            <text:p>44</text:p>
          </table:table-cell>
          <table:table-cell office:value-type="float" office:value="48" table:style-name="ce11">
            <text:p>48</text:p>
          </table:table-cell>
          <table:table-cell office:value-type="float" office:value="49" table:style-name="ce11">
            <text:p>4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Sol. Resolvidas em até 5 dias</text:p>
          </table:table-cell>
          <table:table-cell office:value-type="float" office:value="1418" table:style-name="ce11">
            <text:p>1.418</text:p>
          </table:table-cell>
          <table:table-cell office:value-type="float" office:value="1264" table:style-name="ce11">
            <text:p>1.264</text:p>
          </table:table-cell>
          <table:table-cell office:value-type="float" office:value="1544" table:style-name="ce11">
            <text:p>1.544</text:p>
          </table:table-cell>
          <table:table-cell office:value-type="float" office:value="1305" table:style-name="ce11">
            <text:p>1.305</text:p>
          </table:table-cell>
          <table:table-cell office:value-type="float" office:value="1102" table:style-name="ce11">
            <text:p>1.102</text:p>
          </table:table-cell>
          <table:table-cell office:value-type="float" office:value="1156" table:style-name="ce11">
            <text:p>1.156</text:p>
          </table:table-cell>
          <table:table-cell office:value-type="float" office:value="1279" table:style-name="ce11">
            <text:p>1.279</text:p>
          </table:table-cell>
          <table:table-cell office:value-type="float" office:value="1073" table:style-name="ce11">
            <text:p>1.073</text:p>
          </table:table-cell>
          <table:table-cell office:value-type="float" office:value="1168" table:style-name="ce11">
            <text:p>1.168</text:p>
          </table:table-cell>
          <table:table-cell office:value-type="float" office:value="1371" table:style-name="ce11">
            <text:p>1.371</text:p>
          </table:table-cell>
          <table:table-cell office:value-type="float" office:value="1147" table:style-name="ce11">
            <text:p>1.147</text:p>
          </table:table-cell>
          <table:table-cell office:value-type="float" office:value="1015" table:style-name="ce11">
            <text:p>1.015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22" table:style-name="ce11">
            <text:p>122</text:p>
          </table:table-cell>
          <table:table-cell office:value-type="float" office:value="118" table:style-name="ce11">
            <text:p>118</text:p>
          </table:table-cell>
          <table:table-cell office:value-type="float" office:value="147" table:style-name="ce11">
            <text:p>147</text:p>
          </table:table-cell>
          <table:table-cell office:value-type="float" office:value="180" table:style-name="ce11">
            <text:p>180</text:p>
          </table:table-cell>
          <table:table-cell office:value-type="float" office:value="176" table:style-name="ce11">
            <text:p>176</text:p>
          </table:table-cell>
          <table:table-cell office:value-type="float" office:value="163" table:style-name="ce11">
            <text:p>163</text:p>
          </table:table-cell>
          <table:table-cell office:value-type="float" office:value="152" table:style-name="ce11">
            <text:p>152</text:p>
          </table:table-cell>
          <table:table-cell office:value-type="float" office:value="149" table:style-name="ce11">
            <text:p>149</text:p>
          </table:table-cell>
          <table:table-cell office:value-type="float" office:value="156" table:style-name="ce11">
            <text:p>156</text:p>
          </table:table-cell>
          <table:table-cell office:value-type="float" office:value="142" table:style-name="ce11">
            <text:p>142</text:p>
          </table:table-cell>
          <table:table-cell office:value-type="float" office:value="143" table:style-name="ce11">
            <text:p>14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9804" table:style-name="ce11">
            <text:p>9.804</text:p>
          </table:table-cell>
          <table:table-cell office:value-type="float" office:value="9529" table:style-name="ce11">
            <text:p>9.529</text:p>
          </table:table-cell>
          <table:table-cell office:value-type="float" office:value="10923" table:style-name="ce11">
            <text:p>10.923</text:p>
          </table:table-cell>
          <table:table-cell office:value-type="float" office:value="16069" table:style-name="ce11">
            <text:p>16.069</text:p>
          </table:table-cell>
          <table:table-cell office:value-type="float" office:value="19365" table:style-name="ce11">
            <text:p>19.365</text:p>
          </table:table-cell>
          <table:table-cell office:value-type="float" office:value="21823" table:style-name="ce11">
            <text:p>21.823</text:p>
          </table:table-cell>
          <table:table-cell office:value-type="float" office:value="20645" table:style-name="ce11">
            <text:p>20.645</text:p>
          </table:table-cell>
          <table:table-cell office:value-type="float" office:value="20434" table:style-name="ce11">
            <text:p>20.434</text:p>
          </table:table-cell>
          <table:table-cell office:value-type="float" office:value="18700" table:style-name="ce11">
            <text:p>18.700</text:p>
          </table:table-cell>
          <table:table-cell office:value-type="float" office:value="17893" table:style-name="ce11">
            <text:p>17.893</text:p>
          </table:table-cell>
          <table:table-cell office:value-type="float" office:value="17156" table:style-name="ce11">
            <text:p>17.156</text:p>
          </table:table-cell>
          <table:table-cell office:value-type="float" office:value="17752" table:style-name="ce11">
            <text:p>17.7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4469" table:style-name="ce11">
            <text:p>4.469</text:p>
          </table:table-cell>
          <table:table-cell office:value-type="float" office:value="4211" table:style-name="ce11">
            <text:p>4.211</text:p>
          </table:table-cell>
          <table:table-cell office:value-type="float" office:value="3898" table:style-name="ce11">
            <text:p>3.898</text:p>
          </table:table-cell>
          <table:table-cell office:value-type="float" office:value="4786" table:style-name="ce11">
            <text:p>4.786</text:p>
          </table:table-cell>
          <table:table-cell office:value-type="float" office:value="5302" table:style-name="ce11">
            <text:p>5.302</text:p>
          </table:table-cell>
          <table:table-cell office:value-type="float" office:value="5762" table:style-name="ce11">
            <text:p>5.762</text:p>
          </table:table-cell>
          <table:table-cell office:value-type="float" office:value="5348" table:style-name="ce11">
            <text:p>5.348</text:p>
          </table:table-cell>
          <table:table-cell office:value-type="float" office:value="5237" table:style-name="ce11">
            <text:p>5.237</text:p>
          </table:table-cell>
          <table:table-cell office:value-type="float" office:value="4869" table:style-name="ce11">
            <text:p>4.869</text:p>
          </table:table-cell>
          <table:table-cell office:value-type="float" office:value="4709" table:style-name="ce11">
            <text:p>4.709</text:p>
          </table:table-cell>
          <table:table-cell office:value-type="float" office:value="4513" table:style-name="ce11">
            <text:p>4.513</text:p>
          </table:table-cell>
          <table:table-cell office:value-type="float" office:value="4466" table:style-name="ce11">
            <text:p>4.46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19770" table:style-name="ce11">
            <text:p>19.770</text:p>
          </table:table-cell>
          <table:table-cell office:value-type="float" office:value="18873" table:style-name="ce11">
            <text:p>18.873</text:p>
          </table:table-cell>
          <table:table-cell office:value-type="float" office:value="19587" table:style-name="ce11">
            <text:p>19.587</text:p>
          </table:table-cell>
          <table:table-cell office:value-type="float" office:value="24945" table:style-name="ce11">
            <text:p>24.945</text:p>
          </table:table-cell>
          <table:table-cell office:value-type="float" office:value="28656" table:style-name="ce11">
            <text:p>28.656</text:p>
          </table:table-cell>
          <table:table-cell office:value-type="float" office:value="32302" table:style-name="ce11">
            <text:p>32.302</text:p>
          </table:table-cell>
          <table:table-cell office:value-type="float" office:value="32734" table:style-name="ce11">
            <text:p>32.734</text:p>
          </table:table-cell>
          <table:table-cell office:value-type="float" office:value="34129" table:style-name="ce11">
            <text:p>34.129</text:p>
          </table:table-cell>
          <table:table-cell office:value-type="float" office:value="34136" table:style-name="ce11">
            <text:p>34.136</text:p>
          </table:table-cell>
          <table:table-cell office:value-type="float" office:value="34848" table:style-name="ce11">
            <text:p>34.848</text:p>
          </table:table-cell>
          <table:table-cell office:value-type="float" office:value="34169" table:style-name="ce11">
            <text:p>34.169</text:p>
          </table:table-cell>
          <table:table-cell office:value-type="float" office:value="33848" table:style-name="ce11">
            <text:p>33.84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8727" table:style-name="ce11">
            <text:p>8.727</text:p>
          </table:table-cell>
          <table:table-cell office:value-type="float" office:value="7842" table:style-name="ce11">
            <text:p>7.842</text:p>
          </table:table-cell>
          <table:table-cell office:value-type="float" office:value="7860" table:style-name="ce11">
            <text:p>7.860</text:p>
          </table:table-cell>
          <table:table-cell office:value-type="float" office:value="11757" table:style-name="ce11">
            <text:p>11.757</text:p>
          </table:table-cell>
          <table:table-cell office:value-type="float" office:value="14514" table:style-name="ce11">
            <text:p>14.514</text:p>
          </table:table-cell>
          <table:table-cell office:value-type="float" office:value="16319" table:style-name="ce11">
            <text:p>16.319</text:p>
          </table:table-cell>
          <table:table-cell office:value-type="float" office:value="15045" table:style-name="ce11">
            <text:p>15.045</text:p>
          </table:table-cell>
          <table:table-cell office:value-type="float" office:value="14780" table:style-name="ce11">
            <text:p>14.780</text:p>
          </table:table-cell>
          <table:table-cell office:value-type="float" office:value="14374" table:style-name="ce11">
            <text:p>14.374</text:p>
          </table:table-cell>
          <table:table-cell office:value-type="float" office:value="14688" table:style-name="ce11">
            <text:p>14.688</text:p>
          </table:table-cell>
          <table:table-cell office:value-type="float" office:value="14577" table:style-name="ce11">
            <text:p>14.577</text:p>
          </table:table-cell>
          <table:table-cell office:value-type="float" office:value="14272" table:style-name="ce11">
            <text:p>14.27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36135" table:style-name="ce11">
            <text:p>36.135</text:p>
          </table:table-cell>
          <table:table-cell office:value-type="float" office:value="36098" table:style-name="ce11">
            <text:p>36.098</text:p>
          </table:table-cell>
          <table:table-cell office:value-type="float" office:value="44704" table:style-name="ce11">
            <text:p>44.704</text:p>
          </table:table-cell>
          <table:table-cell office:value-type="float" office:value="64064" table:style-name="ce11">
            <text:p>64.064</text:p>
          </table:table-cell>
          <table:table-cell office:value-type="float" office:value="73418" table:style-name="ce11">
            <text:p>73.418</text:p>
          </table:table-cell>
          <table:table-cell office:value-type="float" office:value="73693" table:style-name="ce11">
            <text:p>73.693</text:p>
          </table:table-cell>
          <table:table-cell office:value-type="float" office:value="71456" table:style-name="ce11">
            <text:p>71.456</text:p>
          </table:table-cell>
          <table:table-cell office:value-type="float" office:value="78221" table:style-name="ce11">
            <text:p>78.221</text:p>
          </table:table-cell>
          <table:table-cell office:value-type="float" office:value="86606" table:style-name="ce11">
            <text:p>86.606</text:p>
          </table:table-cell>
          <table:table-cell office:value-type="float" office:value="87687" table:style-name="ce11">
            <text:p>87.687</text:p>
          </table:table-cell>
          <table:table-cell office:value-type="float" office:value="80530" table:style-name="ce11">
            <text:p>80.530</text:p>
          </table:table-cell>
          <table:table-cell office:value-type="float" office:value="69669" table:style-name="ce11">
            <text:p>69.66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146" table:style-name="ce11">
            <text:p>146</text:p>
          </table:table-cell>
          <table:table-cell office:value-type="float" office:value="128" table:style-name="ce11">
            <text:p>128</text:p>
          </table:table-cell>
          <table:table-cell office:value-type="float" office:value="120" table:style-name="ce11">
            <text:p>120</text:p>
          </table:table-cell>
          <table:table-cell office:value-type="float" office:value="147" table:style-name="ce11">
            <text:p>147</text:p>
          </table:table-cell>
          <table:table-cell office:value-type="float" office:value="138" table:style-name="ce11">
            <text:p>138</text:p>
          </table:table-cell>
          <table:table-cell office:value-type="float" office:value="216" table:style-name="ce11">
            <text:p>216</text:p>
          </table:table-cell>
          <table:table-cell office:value-type="float" office:value="176" table:style-name="ce11">
            <text:p>176</text:p>
          </table:table-cell>
          <table:table-cell office:value-type="float" office:value="184" table:style-name="ce11">
            <text:p>184</text:p>
          </table:table-cell>
          <table:table-cell office:value-type="float" office:value="179" table:style-name="ce11">
            <text:p>179</text:p>
          </table:table-cell>
          <table:table-cell office:value-type="float" office:value="179" table:style-name="ce11">
            <text:p>179</text:p>
          </table:table-cell>
          <table:table-cell office:value-type="float" office:value="167" table:style-name="ce11">
            <text:p>167</text:p>
          </table:table-cell>
          <table:table-cell office:value-type="float" office:value="172" table:style-name="ce11">
            <text:p>17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Sol. Resolvidas no Período</text:p>
          </table:table-cell>
          <table:table-cell office:value-type="float" office:value="5105" table:style-name="ce11">
            <text:p>5.105</text:p>
          </table:table-cell>
          <table:table-cell office:value-type="float" office:value="4848" table:style-name="ce11">
            <text:p>4.848</text:p>
          </table:table-cell>
          <table:table-cell office:value-type="float" office:value="5016" table:style-name="ce11">
            <text:p>5.016</text:p>
          </table:table-cell>
          <table:table-cell office:value-type="float" office:value="5212" table:style-name="ce11">
            <text:p>5.212</text:p>
          </table:table-cell>
          <table:table-cell office:value-type="float" office:value="4943" table:style-name="ce11">
            <text:p>4.943</text:p>
          </table:table-cell>
          <table:table-cell office:value-type="float" office:value="4569" table:style-name="ce11">
            <text:p>4.569</text:p>
          </table:table-cell>
          <table:table-cell office:value-type="float" office:value="4133" table:style-name="ce11">
            <text:p>4.133</text:p>
          </table:table-cell>
          <table:table-cell office:value-type="float" office:value="4033" table:style-name="ce11">
            <text:p>4.033</text:p>
          </table:table-cell>
          <table:table-cell office:value-type="float" office:value="4024" table:style-name="ce11">
            <text:p>4.024</text:p>
          </table:table-cell>
          <table:table-cell office:value-type="float" office:value="4060" table:style-name="ce11">
            <text:p>4.060</text:p>
          </table:table-cell>
          <table:table-cell office:value-type="float" office:value="4159" table:style-name="ce11">
            <text:p>4.159</text:p>
          </table:table-cell>
          <table:table-cell office:value-type="float" office:value="4224" table:style-name="ce11">
            <text:p>4.224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16.6666666666667" table:style-name="ce8">
            <text:p>16,667</text:p>
          </table:table-cell>
          <table:table-cell office:value-type="float" office:value="1.7543859649122799" table:style-name="ce8">
            <text:p>1,754</text:p>
          </table:table-cell>
          <table:table-cell office:value-type="float" office:value="2" table:style-name="ce8">
            <text:p>2,000</text:p>
          </table:table-cell>
          <table:table-cell office:value-type="float" office:value="4.7619047619047601" table:style-name="ce8">
            <text:p>4,762</text:p>
          </table:table-cell>
          <table:table-cell office:value-type="float" office:value="11.320754716981099" table:style-name="ce8">
            <text:p>11,321</text:p>
          </table:table-cell>
          <table:table-cell office:value-type="float" office:value="8.5106382978723403" table:style-name="ce8">
            <text:p>8,511</text:p>
          </table:table-cell>
          <table:table-cell office:value-type="float" office:value="7.6923076923076898" table:style-name="ce8">
            <text:p>7,692</text:p>
          </table:table-cell>
          <table:table-cell office:value-type="float" office:value="18" table:style-name="ce8">
            <text:p>18,000</text:p>
          </table:table-cell>
          <table:table-cell office:value-type="float" office:value="14.814814814814801" table:style-name="ce8">
            <text:p>14,815</text:p>
          </table:table-cell>
          <table:table-cell office:value-type="float" office:value="2.6315789473684199" table:style-name="ce8">
            <text:p>2,632</text:p>
          </table:table-cell>
          <table:table-cell office:value-type="float" office:value="3.9215686274509798" table:style-name="ce8">
            <text:p>3,922</text:p>
          </table:table-cell>
          <table:table-cell office:value-type="float" office:value="5" table:style-name="ce8">
            <text:p>5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Taxa de Reabertas</text:p>
          </table:table-cell>
          <table:table-cell office:value-type="float" office:value="7.8645548880393203" table:style-name="ce8">
            <text:p>7,865</text:p>
          </table:table-cell>
          <table:table-cell office:value-type="float" office:value="8.9434276206322796" table:style-name="ce8">
            <text:p>8,943</text:p>
          </table:table-cell>
          <table:table-cell office:value-type="float" office:value="7.9936474325039697" table:style-name="ce8">
            <text:p>7,994</text:p>
          </table:table-cell>
          <table:table-cell office:value-type="float" office:value="6.35743924125667" table:style-name="ce8">
            <text:p>6,357</text:p>
          </table:table-cell>
          <table:table-cell office:value-type="float" office:value="7.2411894273127704" table:style-name="ce8">
            <text:p>7,241</text:p>
          </table:table-cell>
          <table:table-cell office:value-type="float" office:value="7.2809479264109802" table:style-name="ce8">
            <text:p>7,281</text:p>
          </table:table-cell>
          <table:table-cell office:value-type="float" office:value="6.7992874109263699" table:style-name="ce8">
            <text:p>6,799</text:p>
          </table:table-cell>
          <table:table-cell office:value-type="float" office:value="6.1331881691163099" table:style-name="ce8">
            <text:p>6,133</text:p>
          </table:table-cell>
          <table:table-cell office:value-type="float" office:value="3.1316725978647701" table:style-name="ce8">
            <text:p>3,132</text:p>
          </table:table-cell>
          <table:table-cell office:value-type="float" office:value="3.8634471273938402" table:style-name="ce8">
            <text:p>3,863</text:p>
          </table:table-cell>
          <table:table-cell office:value-type="float" office:value="4.7525078112152599" table:style-name="ce8">
            <text:p>4,753</text:p>
          </table:table-cell>
          <table:table-cell office:value-type="float" office:value="6.2908372587752597" table:style-name="ce8">
            <text:p>6,29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abertas</text:p>
          </table:table-cell>
          <table:table-cell office:value-type="float" office:value="6.3629790310918297" table:style-name="ce8">
            <text:p>6,363</text:p>
          </table:table-cell>
          <table:table-cell office:value-type="float" office:value="7.17741935483871" table:style-name="ce8">
            <text:p>7,177</text:p>
          </table:table-cell>
          <table:table-cell office:value-type="float" office:value="6.5847665847665899" table:style-name="ce8">
            <text:p>6,585</text:p>
          </table:table-cell>
          <table:table-cell office:value-type="float" office:value="5.8026030368763601" table:style-name="ce8">
            <text:p>5,803</text:p>
          </table:table-cell>
          <table:table-cell office:value-type="float" office:value="6.6629339305711097" table:style-name="ce8">
            <text:p>6,663</text:p>
          </table:table-cell>
          <table:table-cell office:value-type="float" office:value="5.5324211778703196" table:style-name="ce8">
            <text:p>5,532</text:p>
          </table:table-cell>
          <table:table-cell office:value-type="float" office:value="4.3799772468714497" table:style-name="ce8">
            <text:p>4,380</text:p>
          </table:table-cell>
          <table:table-cell office:value-type="float" office:value="4.3604651162790704" table:style-name="ce8">
            <text:p>4,360</text:p>
          </table:table-cell>
          <table:table-cell office:value-type="float" office:value="3.9405684754522001" table:style-name="ce8">
            <text:p>3,941</text:p>
          </table:table-cell>
          <table:table-cell office:value-type="float" office:value="4.52781371280724" table:style-name="ce8">
            <text:p>4,528</text:p>
          </table:table-cell>
          <table:table-cell office:value-type="float" office:value="3.0258302583025798" table:style-name="ce8">
            <text:p>3,026</text:p>
          </table:table-cell>
          <table:table-cell office:value-type="float" office:value="3.99429386590585" table:style-name="ce8">
            <text:p>3,9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7.2546658639373902" table:style-name="ce8">
            <text:p>7,255</text:p>
          </table:table-cell>
          <table:table-cell office:value-type="float" office:value="7.8185977661149204" table:style-name="ce8">
            <text:p>7,819</text:p>
          </table:table-cell>
          <table:table-cell office:value-type="float" office:value="7.8927203065134099" table:style-name="ce8">
            <text:p>7,893</text:p>
          </table:table-cell>
          <table:table-cell office:value-type="float" office:value="7.7704664215211903" table:style-name="ce8">
            <text:p>7,770</text:p>
          </table:table-cell>
          <table:table-cell office:value-type="float" office:value="7.7546296296296298" table:style-name="ce8">
            <text:p>7,755</text:p>
          </table:table-cell>
          <table:table-cell office:value-type="float" office:value="7.5625680087051101" table:style-name="ce8">
            <text:p>7,563</text:p>
          </table:table-cell>
          <table:table-cell office:value-type="float" office:value="7.6669205382076697" table:style-name="ce8">
            <text:p>7,667</text:p>
          </table:table-cell>
          <table:table-cell office:value-type="float" office:value="7.1619454836985597" table:style-name="ce8">
            <text:p>7,162</text:p>
          </table:table-cell>
          <table:table-cell office:value-type="float" office:value="5.6183595410114799" table:style-name="ce8">
            <text:p>5,618</text:p>
          </table:table-cell>
          <table:table-cell office:value-type="float" office:value="6.1122064886180301" table:style-name="ce8">
            <text:p>6,112</text:p>
          </table:table-cell>
          <table:table-cell office:value-type="float" office:value="5.9452054794520599" table:style-name="ce8">
            <text:p>5,945</text:p>
          </table:table-cell>
          <table:table-cell office:value-type="float" office:value="6.6296883254093997" table:style-name="ce8">
            <text:p>6,63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7.8318219291014" table:style-name="ce8">
            <text:p>7,832</text:p>
          </table:table-cell>
          <table:table-cell office:value-type="float" office:value="7.4474856779121597" table:style-name="ce8">
            <text:p>7,447</text:p>
          </table:table-cell>
          <table:table-cell office:value-type="float" office:value="7.6077318673523697" table:style-name="ce8">
            <text:p>7,608</text:p>
          </table:table-cell>
          <table:table-cell office:value-type="float" office:value="6.6557107641742004" table:style-name="ce8">
            <text:p>6,656</text:p>
          </table:table-cell>
          <table:table-cell office:value-type="float" office:value="7.7318568321139001" table:style-name="ce8">
            <text:p>7,732</text:p>
          </table:table-cell>
          <table:table-cell office:value-type="float" office:value="7.6531693873224498" table:style-name="ce8">
            <text:p>7,653</text:p>
          </table:table-cell>
          <table:table-cell office:value-type="float" office:value="8.1673707503520401" table:style-name="ce8">
            <text:p>8,167</text:p>
          </table:table-cell>
          <table:table-cell office:value-type="float" office:value="7.2175955584027296" table:style-name="ce8">
            <text:p>7,218</text:p>
          </table:table-cell>
          <table:table-cell office:value-type="float" office:value="7.4659727782225804" table:style-name="ce8">
            <text:p>7,466</text:p>
          </table:table-cell>
          <table:table-cell office:value-type="float" office:value="7.1924290220820204" table:style-name="ce8">
            <text:p>7,192</text:p>
          </table:table-cell>
          <table:table-cell office:value-type="float" office:value="7.1624713958810098" table:style-name="ce8">
            <text:p>7,162</text:p>
          </table:table-cell>
          <table:table-cell office:value-type="float" office:value="7.6971344906923198" table:style-name="ce8">
            <text:p>7,69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16.0926410160628" table:style-name="ce8">
            <text:p>16,093</text:p>
          </table:table-cell>
          <table:table-cell office:value-type="float" office:value="13.5561160151324" table:style-name="ce8">
            <text:p>13,556</text:p>
          </table:table-cell>
          <table:table-cell office:value-type="float" office:value="12.455001058798601" table:style-name="ce8">
            <text:p>12,455</text:p>
          </table:table-cell>
          <table:table-cell office:value-type="float" office:value="11.613044429853399" table:style-name="ce8">
            <text:p>11,613</text:p>
          </table:table-cell>
          <table:table-cell office:value-type="float" office:value="14.8079470198675" table:style-name="ce8">
            <text:p>14,808</text:p>
          </table:table-cell>
          <table:table-cell office:value-type="float" office:value="13.9962245251763" table:style-name="ce8">
            <text:p>13,996</text:p>
          </table:table-cell>
          <table:table-cell office:value-type="float" office:value="15.326123690436001" table:style-name="ce8">
            <text:p>15,326</text:p>
          </table:table-cell>
          <table:table-cell office:value-type="float" office:value="16.472824511098899" table:style-name="ce8">
            <text:p>16,473</text:p>
          </table:table-cell>
          <table:table-cell office:value-type="float" office:value="13.566593926841" table:style-name="ce8">
            <text:p>13,567</text:p>
          </table:table-cell>
          <table:table-cell office:value-type="float" office:value="10.978328725586399" table:style-name="ce8">
            <text:p>10,978</text:p>
          </table:table-cell>
          <table:table-cell office:value-type="float" office:value="9.4749876176324896" table:style-name="ce8">
            <text:p>9,475</text:p>
          </table:table-cell>
          <table:table-cell office:value-type="float" office:value="9.1140854047163806" table:style-name="ce8">
            <text:p>9,11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abertas</text:p>
          </table:table-cell>
          <table:table-cell office:value-type="float" office:value="26.315789473684202" table:style-name="ce8">
            <text:p>26,316</text:p>
          </table:table-cell>
          <table:table-cell office:value-type="float" office:value="24.324324324324301" table:style-name="ce8">
            <text:p>24,324</text:p>
          </table:table-cell>
          <table:table-cell office:value-type="float" office:value="11.864406779661" table:style-name="ce8">
            <text:p>11,864</text:p>
          </table:table-cell>
          <table:table-cell office:value-type="float" office:value="32.352941176470601" table:style-name="ce8">
            <text:p>32,353</text:p>
          </table:table-cell>
          <table:table-cell office:value-type="float" office:value="23.404255319148898" table:style-name="ce8">
            <text:p>23,404</text:p>
          </table:table-cell>
          <table:table-cell office:value-type="float" office:value="28.846153846153801" table:style-name="ce8">
            <text:p>28,846</text:p>
          </table:table-cell>
          <table:table-cell office:value-type="float" office:value="27.586206896551701" table:style-name="ce8">
            <text:p>27,586</text:p>
          </table:table-cell>
          <table:table-cell office:value-type="float" office:value="22.641509433962302" table:style-name="ce8">
            <text:p>22,642</text:p>
          </table:table-cell>
          <table:table-cell office:value-type="float" office:value="19.6078431372549" table:style-name="ce8">
            <text:p>19,608</text:p>
          </table:table-cell>
          <table:table-cell office:value-type="float" office:value="20" table:style-name="ce8">
            <text:p>20,000</text:p>
          </table:table-cell>
          <table:table-cell office:value-type="float" office:value="27.118644067796598" table:style-name="ce8">
            <text:p>27,119</text:p>
          </table:table-cell>
          <table:table-cell office:value-type="float" office:value="14.545454545454501" table:style-name="ce8">
            <text:p>14,54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7.4910820451843003" table:style-name="ce8">
            <text:p>7,491</text:p>
          </table:table-cell>
          <table:table-cell office:value-type="float" office:value="10.6273062730627" table:style-name="ce8">
            <text:p>10,627</text:p>
          </table:table-cell>
          <table:table-cell office:value-type="float" office:value="5.4347826086956497" table:style-name="ce8">
            <text:p>5,435</text:p>
          </table:table-cell>
          <table:table-cell office:value-type="float" office:value="7.4123097286565196" table:style-name="ce8">
            <text:p>7,412</text:p>
          </table:table-cell>
          <table:table-cell office:value-type="float" office:value="5.5973266499582301" table:style-name="ce8">
            <text:p>5,597</text:p>
          </table:table-cell>
          <table:table-cell office:value-type="float" office:value="5.6" table:style-name="ce8">
            <text:p>5,600</text:p>
          </table:table-cell>
          <table:table-cell office:value-type="float" office:value="5.5474452554744502" table:style-name="ce8">
            <text:p>5,547</text:p>
          </table:table-cell>
          <table:table-cell office:value-type="float" office:value="6.6776586974443504" table:style-name="ce8">
            <text:p>6,678</text:p>
          </table:table-cell>
          <table:table-cell office:value-type="float" office:value="6.4467766116941503" table:style-name="ce8">
            <text:p>6,447</text:p>
          </table:table-cell>
          <table:table-cell office:value-type="float" office:value="6.5019505851755497" table:style-name="ce8">
            <text:p>6,502</text:p>
          </table:table-cell>
          <table:table-cell office:value-type="float" office:value="6.9551777434312196" table:style-name="ce8">
            <text:p>6,955</text:p>
          </table:table-cell>
          <table:table-cell office:value-type="float" office:value="7.5109170305676898" table:style-name="ce8">
            <text:p>7,511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73.3333333333333" table:style-name="ce8">
            <text:p>73,333</text:p>
          </table:table-cell>
          <table:table-cell office:value-type="float" office:value="87.719298245613999" table:style-name="ce8">
            <text:p>87,719</text:p>
          </table:table-cell>
          <table:table-cell office:value-type="float" office:value="83.3333333333333" table:style-name="ce8">
            <text:p>83,333</text:p>
          </table:table-cell>
          <table:table-cell office:value-type="float" office:value="79.365079365079396" table:style-name="ce8">
            <text:p>79,365</text:p>
          </table:table-cell>
          <table:table-cell office:value-type="float" office:value="81.132075471698101" table:style-name="ce8">
            <text:p>81,132</text:p>
          </table:table-cell>
          <table:table-cell office:value-type="float" office:value="89.361702127659598" table:style-name="ce8">
            <text:p>89,362</text:p>
          </table:table-cell>
          <table:table-cell office:value-type="float" office:value="88.461538461538495" table:style-name="ce8">
            <text:p>88,462</text:p>
          </table:table-cell>
          <table:table-cell office:value-type="float" office:value="70" table:style-name="ce8">
            <text:p>70,000</text:p>
          </table:table-cell>
          <table:table-cell office:value-type="float" office:value="81.481481481481495" table:style-name="ce8">
            <text:p>81,481</text:p>
          </table:table-cell>
          <table:table-cell office:value-type="float" office:value="89.473684210526301" table:style-name="ce8">
            <text:p>89,474</text:p>
          </table:table-cell>
          <table:table-cell office:value-type="float" office:value="94.117647058823493" table:style-name="ce8">
            <text:p>94,118</text:p>
          </table:table-cell>
          <table:table-cell office:value-type="float" office:value="86.6666666666667" table:style-name="ce8">
            <text:p>86,66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7.094133697135007" table:style-name="ce8">
            <text:p>87,094</text:p>
          </table:table-cell>
          <table:table-cell office:value-type="float" office:value="86.073581376013294" table:style-name="ce8">
            <text:p>86,074</text:p>
          </table:table-cell>
          <table:table-cell office:value-type="float" office:value="86.295220491153898" table:style-name="ce8">
            <text:p>86,295</text:p>
          </table:table-cell>
          <table:table-cell office:value-type="float" office:value="85.654495598210403" table:style-name="ce8">
            <text:p>85,654</text:p>
          </table:table-cell>
          <table:table-cell office:value-type="float" office:value="85.906593406593402" table:style-name="ce8">
            <text:p>85,907</text:p>
          </table:table-cell>
          <table:table-cell office:value-type="float" office:value="85.7076205287714" table:style-name="ce8">
            <text:p>85,708</text:p>
          </table:table-cell>
          <table:table-cell office:value-type="float" office:value="87.607343796268907" table:style-name="ce8">
            <text:p>87,607</text:p>
          </table:table-cell>
          <table:table-cell office:value-type="float" office:value="88.423913043478294" table:style-name="ce8">
            <text:p>88,424</text:p>
          </table:table-cell>
          <table:table-cell office:value-type="float" office:value="88.399360454787697" table:style-name="ce8">
            <text:p>88,399</text:p>
          </table:table-cell>
          <table:table-cell office:value-type="float" office:value="88.753951089668902" table:style-name="ce8">
            <text:p>88,754</text:p>
          </table:table-cell>
          <table:table-cell office:value-type="float" office:value="87.270942408376996" table:style-name="ce8">
            <text:p>87,271</text:p>
          </table:table-cell>
          <table:table-cell office:value-type="float" office:value="88.548460488396799" table:style-name="ce8">
            <text:p>88,54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8.188976377952798" table:style-name="ce8">
            <text:p>88,189</text:p>
          </table:table-cell>
          <table:table-cell office:value-type="float" office:value="87.990762124711296" table:style-name="ce8">
            <text:p>87,991</text:p>
          </table:table-cell>
          <table:table-cell office:value-type="float" office:value="86.698564593301398" table:style-name="ce8">
            <text:p>86,699</text:p>
          </table:table-cell>
          <table:table-cell office:value-type="float" office:value="87.991498405951106" table:style-name="ce8">
            <text:p>87,991</text:p>
          </table:table-cell>
          <table:table-cell office:value-type="float" office:value="89.143816452154397" table:style-name="ce8">
            <text:p>89,144</text:p>
          </table:table-cell>
          <table:table-cell office:value-type="float" office:value="89.228958210712193" table:style-name="ce8">
            <text:p>89,229</text:p>
          </table:table-cell>
          <table:table-cell office:value-type="float" office:value="89.518413597733698" table:style-name="ce8">
            <text:p>89,518</text:p>
          </table:table-cell>
          <table:table-cell office:value-type="float" office:value="88.276836158192097" table:style-name="ce8">
            <text:p>88,277</text:p>
          </table:table-cell>
          <table:table-cell office:value-type="float" office:value="89.646302250803899" table:style-name="ce8">
            <text:p>89,646</text:p>
          </table:table-cell>
          <table:table-cell office:value-type="float" office:value="89.046391752577307" table:style-name="ce8">
            <text:p>89,046</text:p>
          </table:table-cell>
          <table:table-cell office:value-type="float" office:value="89.0360559234731" table:style-name="ce8">
            <text:p>89,036</text:p>
          </table:table-cell>
          <table:table-cell office:value-type="float" office:value="88.540925266903898" table:style-name="ce8">
            <text:p>88,54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6.067415730337103" table:style-name="ce8">
            <text:p>86,067</text:p>
          </table:table-cell>
          <table:table-cell office:value-type="float" office:value="77.292054212064798" table:style-name="ce8">
            <text:p>77,292</text:p>
          </table:table-cell>
          <table:table-cell office:value-type="float" office:value="81.850870552611696" table:style-name="ce8">
            <text:p>81,851</text:p>
          </table:table-cell>
          <table:table-cell office:value-type="float" office:value="82.165849908715302" table:style-name="ce8">
            <text:p>82,166</text:p>
          </table:table-cell>
          <table:table-cell office:value-type="float" office:value="84.392806267806293" table:style-name="ce8">
            <text:p>84,393</text:p>
          </table:table-cell>
          <table:table-cell office:value-type="float" office:value="83.383003702700293" table:style-name="ce8">
            <text:p>83,383</text:p>
          </table:table-cell>
          <table:table-cell office:value-type="float" office:value="86.356340288924599" table:style-name="ce8">
            <text:p>86,356</text:p>
          </table:table-cell>
          <table:table-cell office:value-type="float" office:value="87.206196581196593" table:style-name="ce8">
            <text:p>87,206</text:p>
          </table:table-cell>
          <table:table-cell office:value-type="float" office:value="88.150411679823407" table:style-name="ce8">
            <text:p>88,150</text:p>
          </table:table-cell>
          <table:table-cell office:value-type="float" office:value="88.172043010752702" table:style-name="ce8">
            <text:p>88,172</text:p>
          </table:table-cell>
          <table:table-cell office:value-type="float" office:value="86.2466001813237" table:style-name="ce8">
            <text:p>86,247</text:p>
          </table:table-cell>
          <table:table-cell office:value-type="float" office:value="86.191438867891407" table:style-name="ce8">
            <text:p>86,19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5.725938009787896" table:style-name="ce8">
            <text:p>85,726</text:p>
          </table:table-cell>
          <table:table-cell office:value-type="float" office:value="86.617781851512405" table:style-name="ce8">
            <text:p>86,618</text:p>
          </table:table-cell>
          <table:table-cell office:value-type="float" office:value="87.098908369169706" table:style-name="ce8">
            <text:p>87,099</text:p>
          </table:table-cell>
          <table:table-cell office:value-type="float" office:value="86.066204772902196" table:style-name="ce8">
            <text:p>86,066</text:p>
          </table:table-cell>
          <table:table-cell office:value-type="float" office:value="85.568627450980401" table:style-name="ce8">
            <text:p>85,569</text:p>
          </table:table-cell>
          <table:table-cell office:value-type="float" office:value="85.168776371307999" table:style-name="ce8">
            <text:p>85,169</text:p>
          </table:table-cell>
          <table:table-cell office:value-type="float" office:value="85.108520900321494" table:style-name="ce8">
            <text:p>85,109</text:p>
          </table:table-cell>
          <table:table-cell office:value-type="float" office:value="87.476079098447798" table:style-name="ce8">
            <text:p>87,476</text:p>
          </table:table-cell>
          <table:table-cell office:value-type="float" office:value="86.296223057148495" table:style-name="ce8">
            <text:p>86,296</text:p>
          </table:table-cell>
          <table:table-cell office:value-type="float" office:value="86.528925619834695" table:style-name="ce8">
            <text:p>86,529</text:p>
          </table:table-cell>
          <table:table-cell office:value-type="float" office:value="85.891928555279193" table:style-name="ce8">
            <text:p>85,892</text:p>
          </table:table-cell>
          <table:table-cell office:value-type="float" office:value="85.578903996703701" table:style-name="ce8">
            <text:p>85,57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5.382727069850503" table:style-name="ce8">
            <text:p>85,383</text:p>
          </table:table-cell>
          <table:table-cell office:value-type="float" office:value="86.357293964081606" table:style-name="ce8">
            <text:p>86,357</text:p>
          </table:table-cell>
          <table:table-cell office:value-type="float" office:value="86.664549368339294" table:style-name="ce8">
            <text:p>86,665</text:p>
          </table:table-cell>
          <table:table-cell office:value-type="float" office:value="86.926073445091305" table:style-name="ce8">
            <text:p>86,926</text:p>
          </table:table-cell>
          <table:table-cell office:value-type="float" office:value="84.283003045416393" table:style-name="ce8">
            <text:p>84,283</text:p>
          </table:table-cell>
          <table:table-cell office:value-type="float" office:value="85.066060629405698" table:style-name="ce8">
            <text:p>85,066</text:p>
          </table:table-cell>
          <table:table-cell office:value-type="float" office:value="84.285569483393601" table:style-name="ce8">
            <text:p>84,286</text:p>
          </table:table-cell>
          <table:table-cell office:value-type="float" office:value="82.85346215781" table:style-name="ce8">
            <text:p>82,853</text:p>
          </table:table-cell>
          <table:table-cell office:value-type="float" office:value="84.812513867317506" table:style-name="ce8">
            <text:p>84,813</text:p>
          </table:table-cell>
          <table:table-cell office:value-type="float" office:value="87.116755793226403" table:style-name="ce8">
            <text:p>87,117</text:p>
          </table:table-cell>
          <table:table-cell office:value-type="float" office:value="86.897098147964698" table:style-name="ce8">
            <text:p>86,897</text:p>
          </table:table-cell>
          <table:table-cell office:value-type="float" office:value="85.632409130988506" table:style-name="ce8">
            <text:p>85,63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71.1111111111111" table:style-name="ce8">
            <text:p>71,111</text:p>
          </table:table-cell>
          <table:table-cell office:value-type="float" office:value="72.5" table:style-name="ce8">
            <text:p>72,500</text:p>
          </table:table-cell>
          <table:table-cell office:value-type="float" office:value="85.483870967741893" table:style-name="ce8">
            <text:p>85,484</text:p>
          </table:table-cell>
          <table:table-cell office:value-type="float" office:value="69.4444444444444" table:style-name="ce8">
            <text:p>69,444</text:p>
          </table:table-cell>
          <table:table-cell office:value-type="float" office:value="85.4166666666667" table:style-name="ce8">
            <text:p>85,417</text:p>
          </table:table-cell>
          <table:table-cell office:value-type="float" office:value="75" table:style-name="ce8">
            <text:p>75,000</text:p>
          </table:table-cell>
          <table:table-cell office:value-type="float" office:value="75.757575757575793" table:style-name="ce8">
            <text:p>75,758</text:p>
          </table:table-cell>
          <table:table-cell office:value-type="float" office:value="79.310344827586206" table:style-name="ce8">
            <text:p>79,310</text:p>
          </table:table-cell>
          <table:table-cell office:value-type="float" office:value="81.818181818181799" table:style-name="ce8">
            <text:p>81,818</text:p>
          </table:table-cell>
          <table:table-cell office:value-type="float" office:value="81.481481481481495" table:style-name="ce8">
            <text:p>81,481</text:p>
          </table:table-cell>
          <table:table-cell office:value-type="float" office:value="73.846153846153896" table:style-name="ce8">
            <text:p>73,846</text:p>
          </table:table-cell>
          <table:table-cell office:value-type="float" office:value="87.5" table:style-name="ce8">
            <text:p>87,5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78.169790518191803" table:style-name="ce8">
            <text:p>78,170</text:p>
          </table:table-cell>
          <table:table-cell office:value-type="float" office:value="74.309229864785394" table:style-name="ce8">
            <text:p>74,309</text:p>
          </table:table-cell>
          <table:table-cell office:value-type="float" office:value="88.127853881278497" table:style-name="ce8">
            <text:p>88,128</text:p>
          </table:table-cell>
          <table:table-cell office:value-type="float" office:value="83.386581469648604" table:style-name="ce8">
            <text:p>83,387</text:p>
          </table:table-cell>
          <table:table-cell office:value-type="float" office:value="86.228482003129898" table:style-name="ce8">
            <text:p>86,228</text:p>
          </table:table-cell>
          <table:table-cell office:value-type="float" office:value="87.113790504898304" table:style-name="ce8">
            <text:p>87,114</text:p>
          </table:table-cell>
          <table:table-cell office:value-type="float" office:value="86.947654656696102" table:style-name="ce8">
            <text:p>86,948</text:p>
          </table:table-cell>
          <table:table-cell office:value-type="float" office:value="85.294117647058798" table:style-name="ce8">
            <text:p>85,294</text:p>
          </table:table-cell>
          <table:table-cell office:value-type="float" office:value="86.199261992619896" table:style-name="ce8">
            <text:p>86,199</text:p>
          </table:table-cell>
          <table:table-cell office:value-type="float" office:value="86.992385786802004" table:style-name="ce8">
            <text:p>86,992</text:p>
          </table:table-cell>
          <table:table-cell office:value-type="float" office:value="86.175807663411007" table:style-name="ce8">
            <text:p>86,176</text:p>
          </table:table-cell>
          <table:table-cell office:value-type="float" office:value="85.581787521079207" table:style-name="ce8">
            <text:p>85,582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LARO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766000000000005" table:style-name="ce8">
            <text:p>99,766</text:p>
          </table:table-cell>
          <table:table-cell office:value-type="float" office:value="99.302000000000007" table:style-name="ce8">
            <text:p>99,302</text:p>
          </table:table-cell>
          <table:table-cell office:value-type="float" office:value="99.59" table:style-name="ce8">
            <text:p>99,590</text:p>
          </table:table-cell>
          <table:table-cell office:value-type="float" office:value="99.739000000000004" table:style-name="ce8">
            <text:p>99,739</text:p>
          </table:table-cell>
          <table:table-cell office:value-type="float" office:value="99.927999999999997" table:style-name="ce8">
            <text:p>99,928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99.965999999999994" table:style-name="ce8">
            <text:p>99,966</text:p>
          </table:table-cell>
          <table:table-cell office:value-type="float" office:value="99.805000000000007" table:style-name="ce8">
            <text:p>99,805</text:p>
          </table:table-cell>
          <table:table-cell office:value-type="float" office:value="99.983999999999995" table:style-name="ce8">
            <text:p>99,984</text:p>
          </table:table-cell>
          <table:table-cell office:value-type="float" office:value="99.944000000000003" table:style-name="ce8">
            <text:p>99,944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620999999999995" table:style-name="ce8">
            <text:p>99,621</text:p>
          </table:table-cell>
          <table:table-cell office:value-type="float" office:value="99.338999999999999" table:style-name="ce8">
            <text:p>99,339</text:p>
          </table:table-cell>
          <table:table-cell office:value-type="float" office:value="99.388000000000005" table:style-name="ce8">
            <text:p>99,388</text:p>
          </table:table-cell>
          <table:table-cell office:value-type="float" office:value="99.150999999999996" table:style-name="ce8">
            <text:p>99,151</text:p>
          </table:table-cell>
          <table:table-cell office:value-type="float" office:value="99.793000000000006" table:style-name="ce8">
            <text:p>99,793</text:p>
          </table:table-cell>
          <table:table-cell office:value-type="float" office:value="99.567999999999998" table:style-name="ce8">
            <text:p>99,568</text:p>
          </table:table-cell>
          <table:table-cell office:value-type="float" office:value="99.572000000000003" table:style-name="ce8">
            <text:p>99,572</text:p>
          </table:table-cell>
          <table:table-cell office:value-type="float" office:value="99.713999999999999" table:style-name="ce8">
            <text:p>99,714</text:p>
          </table:table-cell>
          <table:table-cell office:value-type="float" office:value="99.754000000000005" table:style-name="ce8">
            <text:p>99,754</text:p>
          </table:table-cell>
          <table:table-cell office:value-type="float" office:value="99.43" table:style-name="ce8">
            <text:p>99,430</text:p>
          </table:table-cell>
          <table:table-cell office:value-type="float" office:value="99.757000000000005" table:style-name="ce8">
            <text:p>99,757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99" table:style-name="ce8">
            <text:p>99,990</text:p>
          </table:table-cell>
          <table:table-cell office:value-type="float" office:value="99.724999999999994" table:style-name="ce8">
            <text:p>99,725</text:p>
          </table:table-cell>
          <table:table-cell office:value-type="float" office:value="99.492000000000004" table:style-name="ce8">
            <text:p>99,492</text:p>
          </table:table-cell>
          <table:table-cell office:value-type="float" office:value="99.932000000000002" table:style-name="ce8">
            <text:p>99,932</text:p>
          </table:table-cell>
          <table:table-cell office:value-type="float" office:value="99.983000000000004" table:style-name="ce8">
            <text:p>99,983</text:p>
          </table:table-cell>
          <table:table-cell office:value-type="float" office:value="99.95" table:style-name="ce8">
            <text:p>99,950</text:p>
          </table:table-cell>
          <table:table-cell office:value-type="float" office:value="99.988" table:style-name="ce8">
            <text:p>99,988</text:p>
          </table:table-cell>
          <table:table-cell office:value-type="float" office:value="99.947000000000003" table:style-name="ce8">
            <text:p>99,947</text:p>
          </table:table-cell>
          <table:table-cell office:value-type="float" office:value="99.974000000000004" table:style-name="ce8">
            <text:p>99,974</text:p>
          </table:table-cell>
          <table:table-cell office:value-type="float" office:value="99.991" table:style-name="ce8">
            <text:p>99,991</text:p>
          </table:table-cell>
          <table:table-cell office:value-type="float" office:value="99.974000000000004" table:style-name="ce8">
            <text:p>99,974</text:p>
          </table:table-cell>
          <table:table-cell office:value-type="float" office:value="99.623000000000005" table:style-name="ce8">
            <text:p>99,62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930999999999997" table:style-name="ce8">
            <text:p>99,931</text:p>
          </table:table-cell>
          <table:table-cell office:value-type="float" office:value="99.911000000000001" table:style-name="ce8">
            <text:p>99,911</text:p>
          </table:table-cell>
          <table:table-cell office:value-type="float" office:value="99.924000000000007" table:style-name="ce8">
            <text:p>99,924</text:p>
          </table:table-cell>
          <table:table-cell office:value-type="float" office:value="99.855999999999995" table:style-name="ce8">
            <text:p>99,856</text:p>
          </table:table-cell>
          <table:table-cell office:value-type="float" office:value="99.917000000000002" table:style-name="ce8">
            <text:p>99,917</text:p>
          </table:table-cell>
          <table:table-cell office:value-type="float" office:value="99.742999999999995" table:style-name="ce8">
            <text:p>99,743</text:p>
          </table:table-cell>
          <table:table-cell office:value-type="float" office:value="99.986999999999995" table:style-name="ce8">
            <text:p>99,987</text:p>
          </table:table-cell>
          <table:table-cell office:value-type="float" office:value="99.722999999999999" table:style-name="ce8">
            <text:p>99,723</text:p>
          </table:table-cell>
          <table:table-cell office:value-type="float" office:value="99.680999999999997" table:style-name="ce8">
            <text:p>99,681</text:p>
          </table:table-cell>
          <table:table-cell office:value-type="float" office:value="99.661000000000001" table:style-name="ce8">
            <text:p>99,661</text:p>
          </table:table-cell>
          <table:table-cell office:value-type="float" office:value="99.835999999999999" table:style-name="ce8">
            <text:p>99,836</text:p>
          </table:table-cell>
          <table:table-cell office:value-type="float" office:value="99.665000000000006" table:style-name="ce8">
            <text:p>99,66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980999999999995" table:style-name="ce8">
            <text:p>99,981</text:p>
          </table:table-cell>
          <table:table-cell office:value-type="float" office:value="99.997" table:style-name="ce8">
            <text:p>99,997</text:p>
          </table:table-cell>
          <table:table-cell office:value-type="float" office:value="99.894999999999996" table:style-name="ce8">
            <text:p>99,895</text:p>
          </table:table-cell>
          <table:table-cell office:value-type="float" office:value="100" table:style-name="ce8">
            <text:p>100,000</text:p>
          </table:table-cell>
          <table:table-cell office:value-type="float" office:value="99.94" table:style-name="ce8">
            <text:p>99,940</text:p>
          </table:table-cell>
          <table:table-cell office:value-type="float" office:value="99.759" table:style-name="ce8">
            <text:p>99,759</text:p>
          </table:table-cell>
          <table:table-cell office:value-type="float" office:value="99.968000000000004" table:style-name="ce8">
            <text:p>99,968</text:p>
          </table:table-cell>
          <table:table-cell office:value-type="float" office:value="99.994" table:style-name="ce8">
            <text:p>99,994</text:p>
          </table:table-cell>
          <table:table-cell office:value-type="float" office:value="99.991" table:style-name="ce8">
            <text:p>99,991</text:p>
          </table:table-cell>
          <table:table-cell office:value-type="float" office:value="99.992000000000004" table:style-name="ce8">
            <text:p>99,992</text:p>
          </table:table-cell>
          <table:table-cell office:value-type="float" office:value="99.998000000000005" table:style-name="ce8">
            <text:p>99,998</text:p>
          </table:table-cell>
          <table:table-cell office:value-type="float" office:value="99.994" table:style-name="ce8">
            <text:p>99,9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98.462000000000003" table:style-name="ce8">
            <text:p>98,462</text:p>
          </table:table-cell>
          <table:table-cell office:value-type="float" office:value="97.561000000000007" table:style-name="ce8">
            <text:p>97,561</text:p>
          </table:table-cell>
          <table:table-cell office:value-type="float" office:value="98.658000000000001" table:style-name="ce8">
            <text:p>98,658</text:p>
          </table:table-cell>
          <table:table-cell office:value-type="float" office:value="100" table:style-name="ce8">
            <text:p>100,000</text:p>
          </table:table-cell>
          <table:table-cell office:value-type="float" office:value="98.182000000000002" table:style-name="ce8">
            <text:p>98,182</text:p>
          </table:table-cell>
          <table:table-cell office:value-type="float" office:value="99.435000000000002" table:style-name="ce8">
            <text:p>99,435</text:p>
          </table:table-cell>
          <table:table-cell office:value-type="float" office:value="99.459000000000003" table:style-name="ce8">
            <text:p>99,459</text:p>
          </table:table-cell>
          <table:table-cell office:value-type="float" office:value="99.444000000000003" table:style-name="ce8">
            <text:p>99,444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8.850999999999999" table:style-name="ce8">
            <text:p>98,85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solvidas no Período</text:p>
          </table:table-cell>
          <table:table-cell office:value-type="float" office:value="97.741" table:style-name="ce8">
            <text:p>97,741</text:p>
          </table:table-cell>
          <table:table-cell office:value-type="float" office:value="95.283000000000001" table:style-name="ce8">
            <text:p>95,283</text:p>
          </table:table-cell>
          <table:table-cell office:value-type="float" office:value="99.248000000000005" table:style-name="ce8">
            <text:p>99,248</text:p>
          </table:table-cell>
          <table:table-cell office:value-type="float" office:value="99.257000000000005" table:style-name="ce8">
            <text:p>99,257</text:p>
          </table:table-cell>
          <table:table-cell office:value-type="float" office:value="99.058000000000007" table:style-name="ce8">
            <text:p>99,058</text:p>
          </table:table-cell>
          <table:table-cell office:value-type="float" office:value="99.738" table:style-name="ce8">
            <text:p>99,738</text:p>
          </table:table-cell>
          <table:table-cell office:value-type="float" office:value="99.183999999999997" table:style-name="ce8">
            <text:p>99,184</text:p>
          </table:table-cell>
          <table:table-cell office:value-type="float" office:value="98.994" table:style-name="ce8">
            <text:p>98,994</text:p>
          </table:table-cell>
          <table:table-cell office:value-type="float" office:value="99.26" table:style-name="ce8">
            <text:p>99,260</text:p>
          </table:table-cell>
          <table:table-cell office:value-type="float" office:value="99.436999999999998" table:style-name="ce8">
            <text:p>99,437</text:p>
          </table:table-cell>
          <table:table-cell office:value-type="float" office:value="99.26" table:style-name="ce8">
            <text:p>99,260</text:p>
          </table:table-cell>
          <table:table-cell office:value-type="float" office:value="99.108000000000004" table:style-name="ce8">
            <text:p>99,108</text:p>
          </table:table-cell>
          <table:table-cell table:number-columns-repeated="16370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1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01-09T19:01:49Z</dc:date>
    <meta:editing-cycles>7</meta:editing-cycles>
    <meta:editing-duration>PT2474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